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uncionesBZone" style:family="table">
      <style:table-properties style:width="6.925in" table:align="margins"/>
    </style:style>
    <style:style style:name="funcionesBZone.A" style:family="table-column">
      <style:table-column-properties style:column-width="2.3083in" style:rel-column-width="21845*"/>
    </style:style>
    <style:style style:name="funcionesBZone.A1" style:family="table-cell">
      <style:table-cell-properties fo:padding="0.0382in" fo:border-left="0.05pt solid #000000" fo:border-right="none" fo:border-top="0.05pt solid #000000" fo:border-bottom="0.05pt solid #000000"/>
    </style:style>
    <style:style style:name="funcionesBZone.C1" style:family="table-cell">
      <style:table-cell-properties fo:padding="0.0382in" fo:border="0.05pt solid #000000"/>
    </style:style>
    <style:style style:name="funcionesBZone.A2" style:family="table-cell">
      <style:table-cell-properties fo:padding="0.0382in" fo:border-left="0.05pt solid #000000" fo:border-right="none" fo:border-top="none" fo:border-bottom="0.05pt solid #000000"/>
    </style:style>
    <style:style style:name="funcionesBZone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fo:language="es" fo:country="CO" style:font-size-asian="10.5pt"/>
    </style:style>
    <style:style style:name="P2" style:family="paragraph" style:parent-style-name="Standard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language="es" fo:country="CO" fo:font-weight="normal" style:font-size-asian="10.5pt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margin-left="0.9846in" fo:margin-right="0in" fo:text-align="justify" style:justify-single-word="false" fo:text-indent="-0.25in" style:auto-text-indent="false"/>
      <style:text-properties fo:language="es" fo:country="CO" fo:font-weight="bold" style:font-size-asian="10.5pt" style:font-weight-asian="bold" style:font-weight-complex="bold"/>
    </style:style>
    <style:style style:name="P6" style:family="paragraph" style:parent-style-name="Standard">
      <style:paragraph-properties fo:margin-left="0.9846in" fo:margin-right="0in" fo:text-align="justify" style:justify-single-word="false" fo:text-indent="-0.25in" style:auto-text-indent="false"/>
      <style:text-properties fo:language="es" fo:country="CO" fo:font-weight="normal" style:font-size-asian="10.5pt" style:font-weight-asian="normal" style:font-weight-complex="normal"/>
    </style:style>
    <style:style style:name="P7" style:family="paragraph" style:parent-style-name="Standard">
      <style:paragraph-properties fo:margin-left="0.7346in" fo:margin-right="0in" fo:text-align="justify" style:justify-single-word="false" fo:text-indent="0in" style:auto-text-indent="false"/>
      <style:text-properties fo:language="es" fo:country="CO" fo:font-weight="normal" style:font-size-asian="10.5pt" style:font-weight-asian="normal" style:font-weight-complex="normal"/>
    </style:style>
    <style:style style:name="P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es" fo:country="CO" fo:font-weight="bold" style:font-size-asian="10.5pt" style:font-weight-asian="bold" style:font-weight-complex="bold"/>
    </style:style>
    <style:style style:name="P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es" fo:country="CO" style:font-size-asian="10.5pt"/>
    </style:style>
    <style:style style:name="P1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es" fo:country="CO" fo:font-weight="normal" style:font-size-asian="10.5pt" style:font-weight-asian="normal" style:font-weight-complex="normal"/>
    </style:style>
    <style:style style:name="P11" style:family="paragraph" style:parent-style-name="Standard">
      <style:paragraph-properties fo:margin-left="0in" fo:margin-right="0in" fo:text-align="justify" style:justify-single-word="false" fo:text-indent="0in" style:auto-text-indent="false"/>
    </style:style>
    <style:style style:name="P1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bold" style:font-weight-asian="bold" style:font-weight-complex="bold"/>
    </style:style>
    <style:style style:name="P1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normal" style:font-weight-asian="normal" style:font-weight-complex="normal"/>
    </style:style>
    <style:style style:name="P14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fo:language="es" fo:country="CO" style:font-size-asian="10.5pt"/>
    </style:style>
    <style:style style:name="P15" style:family="paragraph" style:parent-style-name="Standard">
      <style:paragraph-properties fo:margin-left="0.4925in" fo:margin-right="0in" fo:text-align="justify" style:justify-single-word="false" fo:text-indent="-0.25in" style:auto-text-indent="false"/>
      <style:text-properties fo:language="es" fo:country="CO" fo:font-weight="bold" style:font-size-asian="10.5pt" style:font-weight-asian="bold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fo:language="es" fo:country="CO" style:font-size-asian="10.5pt"/>
    </style:style>
    <style:style style:name="P17" style:family="paragraph" style:parent-style-name="Standard">
      <style:paragraph-properties fo:text-align="justify" style:justify-single-word="false"/>
    </style:style>
    <style:style style:name="P18" style:family="paragraph" style:parent-style-name="Standard" style:list-style-name="L1">
      <style:paragraph-properties fo:text-align="justify" style:justify-single-word="false"/>
    </style:style>
    <style:style style:name="P19" style:family="paragraph" style:parent-style-name="Standard" style:list-style-name="L3">
      <style:paragraph-properties fo:text-align="justify" style:justify-single-word="false"/>
    </style:style>
    <style:style style:name="P20" style:family="paragraph" style:parent-style-name="Standard" style:list-style-name="L33">
      <style:paragraph-properties fo:text-align="justify" style:justify-single-word="false"/>
    </style:style>
    <style:style style:name="P21" style:family="paragraph" style:parent-style-name="Standard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22" style:family="paragraph" style:parent-style-name="Standard" style:list-style-name="L12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23" style:family="paragraph" style:parent-style-name="Standard" style:list-style-name="L15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24" style:family="paragraph" style:parent-style-name="Standard" style:list-style-name="L17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25" style:family="paragraph" style:parent-style-name="Standard" style:list-style-name="L18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26" style:family="paragraph" style:parent-style-name="Standard" style:list-style-name="L19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27" style:family="paragraph" style:parent-style-name="Standard" style:list-style-name="L20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28" style:family="paragraph" style:parent-style-name="Standard" style:list-style-name="L21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29" style:family="paragraph" style:parent-style-name="Standard" style:list-style-name="L22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30" style:family="paragraph" style:parent-style-name="Standard" style:list-style-name="L23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31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32" style:family="paragraph" style:parent-style-name="Standard" style:list-style-name="L24">
      <style:paragraph-properties fo:text-align="justify" style:justify-single-word="false"/>
      <style:text-properties fo:font-weight="bold" style:font-weight-asian="bold" style:font-weight-complex="bold"/>
    </style:style>
    <style:style style:name="P33" style:family="paragraph" style:parent-style-name="Standard" style:list-style-name="L25">
      <style:paragraph-properties fo:text-align="justify" style:justify-single-word="false"/>
      <style:text-properties fo:font-weight="bold" style:font-weight-asian="bold" style:font-weight-complex="bold"/>
    </style:style>
    <style:style style:name="P34" style:family="paragraph" style:parent-style-name="Standard" style:list-style-name="L26">
      <style:paragraph-properties fo:text-align="justify" style:justify-single-word="false"/>
      <style:text-properties fo:font-weight="bold" style:font-weight-asian="bold" style:font-weight-complex="bold"/>
    </style:style>
    <style:style style:name="P35" style:family="paragraph" style:parent-style-name="Standard" style:list-style-name="L27">
      <style:paragraph-properties fo:text-align="justify" style:justify-single-word="false"/>
      <style:text-properties fo:font-weight="bold" style:font-weight-asian="bold" style:font-weight-complex="bold"/>
    </style:style>
    <style:style style:name="P36" style:family="paragraph" style:parent-style-name="Standard" style:list-style-name="L30">
      <style:paragraph-properties fo:text-align="justify" style:justify-single-word="false"/>
      <style:text-properties fo:font-weight="bold" style:font-weight-asian="bold" style:font-weight-complex="bold"/>
    </style:style>
    <style:style style:name="P37" style:family="paragraph" style:parent-style-name="Standard" style:list-style-name="L31">
      <style:paragraph-properties fo:text-align="justify" style:justify-single-word="false"/>
      <style:text-properties fo:font-weight="bold" style:font-weight-asian="bold" style:font-weight-complex="bold"/>
    </style:style>
    <style:style style:name="P38" style:family="paragraph" style:parent-style-name="Standard" style:list-style-name="L34">
      <style:paragraph-properties fo:text-align="justify" style:justify-single-word="false"/>
      <style:text-properties fo:font-weight="bold" style:font-weight-asian="bold" style:font-weight-complex="bold"/>
    </style:style>
    <style:style style:name="P39" style:family="paragraph" style:parent-style-name="Standard" style:list-style-name="L35">
      <style:paragraph-properties fo:text-align="justify" style:justify-single-word="false"/>
      <style:text-properties fo:font-weight="bold" style:font-weight-asian="bold" style:font-weight-complex="bold"/>
    </style:style>
    <style:style style:name="P40" style:family="paragraph" style:parent-style-name="Standard" style:list-style-name="L36">
      <style:paragraph-properties fo:text-align="justify" style:justify-single-word="false"/>
      <style:text-properties fo:font-weight="bold" style:font-weight-asian="bold" style:font-weight-complex="bold"/>
    </style:style>
    <style:style style:name="P41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42" style:family="paragraph" style:parent-style-name="Standard" style:list-style-name="L24">
      <style:paragraph-properties fo:text-align="justify" style:justify-single-word="false"/>
      <style:text-properties fo:font-weight="normal" style:font-weight-asian="normal" style:font-weight-complex="normal"/>
    </style:style>
    <style:style style:name="P43" style:family="paragraph" style:parent-style-name="Standard" style:list-style-name="L30">
      <style:paragraph-properties fo:text-align="justify" style:justify-single-word="false"/>
      <style:text-properties fo:font-weight="normal" style:font-weight-asian="normal" style:font-weight-complex="normal"/>
    </style:style>
    <style:style style:name="P44" style:family="paragraph" style:parent-style-name="Standard" style:list-style-name="L31">
      <style:paragraph-properties fo:text-align="justify" style:justify-single-word="false"/>
      <style:text-properties fo:font-weight="normal" style:font-weight-asian="normal" style:font-weight-complex="normal"/>
    </style:style>
    <style:style style:name="P45" style:family="paragraph" style:parent-style-name="Standard" style:list-style-name="L32">
      <style:paragraph-properties fo:text-align="justify" style:justify-single-word="false"/>
      <style:text-properties fo:font-weight="normal" style:font-weight-asian="normal" style:font-weight-complex="normal"/>
    </style:style>
    <style:style style:name="P46" style:family="paragraph" style:parent-style-name="Standard" style:list-style-name="L33">
      <style:paragraph-properties fo:text-align="justify" style:justify-single-word="false"/>
      <style:text-properties fo:font-weight="normal" style:font-weight-asian="normal" style:font-weight-complex="normal"/>
    </style:style>
    <style:style style:name="P47" style:family="paragraph" style:parent-style-name="Standard" style:list-style-name="L35">
      <style:paragraph-properties fo:text-align="justify" style:justify-single-word="false"/>
      <style:text-properties fo:font-weight="normal" style:font-weight-asian="normal" style:font-weight-complex="normal"/>
    </style:style>
    <style:style style:name="P48" style:family="paragraph" style:parent-style-name="Standard">
      <style:paragraph-properties fo:margin-left="0.9846in" fo:margin-right="0in" fo:text-align="justify" style:justify-single-word="false" fo:text-indent="-0.25in" style:auto-text-indent="false"/>
      <style:text-properties fo:language="es" fo:country="CO" fo:font-weight="bold" style:font-size-asian="10.5pt" style:font-weight-asian="bold" style:font-weight-complex="bold"/>
    </style:style>
    <style:style style:name="P49" style:family="paragraph" style:parent-style-name="Standard" style:list-style-name="L2">
      <style:paragraph-properties fo:margin-left="0.9846in" fo:margin-right="0in" fo:text-align="justify" style:justify-single-word="false" fo:text-indent="-0.25in" style:auto-text-indent="false"/>
      <style:text-properties fo:language="es" fo:country="CO" fo:font-weight="bold" style:font-size-asian="10.5pt" style:font-weight-asian="bold" style:font-weight-complex="bold"/>
    </style:style>
    <style:style style:name="P50" style:family="paragraph" style:parent-style-name="Standard" style:list-style-name="L13">
      <style:paragraph-properties fo:margin-left="0.9846in" fo:margin-right="0in" fo:text-align="justify" style:justify-single-word="false" fo:text-indent="-0.25in" style:auto-text-indent="false"/>
      <style:text-properties fo:language="es" fo:country="CO" fo:font-weight="bold" style:font-size-asian="10.5pt" style:font-weight-asian="bold" style:font-weight-complex="bold"/>
    </style:style>
    <style:style style:name="P51" style:family="paragraph" style:parent-style-name="Standard" style:list-style-name="L14">
      <style:paragraph-properties fo:margin-left="0.9846in" fo:margin-right="0in" fo:text-align="justify" style:justify-single-word="false" fo:text-indent="-0.25in" style:auto-text-indent="false"/>
      <style:text-properties fo:language="es" fo:country="CO" fo:font-weight="bold" style:font-size-asian="10.5pt" style:font-weight-asian="bold" style:font-weight-complex="bold"/>
    </style:style>
    <style:style style:name="P52" style:family="paragraph" style:parent-style-name="Standard" style:list-style-name="L15">
      <style:paragraph-properties fo:margin-left="0.9846in" fo:margin-right="0in" fo:text-align="justify" style:justify-single-word="false" fo:text-indent="-0.25in" style:auto-text-indent="false"/>
      <style:text-properties fo:language="es" fo:country="CO" fo:font-weight="bold" style:font-size-asian="10.5pt" style:font-weight-asian="bold" style:font-weight-complex="bold"/>
    </style:style>
    <style:style style:name="P53" style:family="paragraph" style:parent-style-name="Standard" style:list-style-name="L16">
      <style:paragraph-properties fo:margin-left="0.9846in" fo:margin-right="0in" fo:text-align="justify" style:justify-single-word="false" fo:text-indent="-0.25in" style:auto-text-indent="false"/>
      <style:text-properties fo:language="es" fo:country="CO" fo:font-weight="bold" style:font-size-asian="10.5pt" style:font-weight-asian="bold" style:font-weight-complex="bold"/>
    </style:style>
    <style:style style:name="P54" style:family="paragraph" style:parent-style-name="Standard" style:list-style-name="L13">
      <style:paragraph-properties fo:margin-left="0.9846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55" style:family="paragraph" style:parent-style-name="Standard" style:list-style-name="L14">
      <style:paragraph-properties fo:margin-left="0.9846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56" style:family="paragraph" style:parent-style-name="Standard" style:list-style-name="L3">
      <style:paragraph-properties fo:margin-left="0.9846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57" style:family="paragraph" style:parent-style-name="Standard">
      <style:paragraph-properties fo:margin-left="0.9846in" fo:margin-right="0in" fo:text-align="justify" style:justify-single-word="false" fo:text-indent="-0.25in" style:auto-text-indent="false"/>
      <style:text-properties fo:language="es" fo:country="CO" fo:font-weight="normal" style:font-size-asian="10.5pt" style:font-weight-asian="normal" style:font-weight-complex="normal"/>
    </style:style>
    <style:style style:name="P58" style:family="paragraph" style:parent-style-name="Standard" style:list-style-name="L3">
      <style:paragraph-properties fo:margin-left="0.9846in" fo:margin-right="0in" fo:text-align="justify" style:justify-single-word="false" fo:text-indent="-0.25in" style:auto-text-indent="false"/>
      <style:text-properties fo:language="es" fo:country="CO" fo:font-weight="normal" style:font-size-asian="10.5pt" style:font-weight-asian="normal" style:font-weight-complex="normal"/>
    </style:style>
    <style:style style:name="P59" style:family="paragraph" style:parent-style-name="Standard" style:list-style-name="L15">
      <style:paragraph-properties fo:margin-left="0.9846in" fo:margin-right="0in" fo:text-align="justify" style:justify-single-word="false" fo:text-indent="-0.25in" style:auto-text-indent="false"/>
      <style:text-properties fo:language="es" fo:country="CO" fo:font-weight="normal" style:font-size-asian="10.5pt" style:font-weight-asian="normal" style:font-weight-complex="normal"/>
    </style:style>
    <style:style style:name="P60" style:family="paragraph" style:parent-style-name="Standard" style:list-style-name="L17">
      <style:paragraph-properties fo:margin-left="0.9846in" fo:margin-right="0in" fo:text-align="justify" style:justify-single-word="false" fo:text-indent="-0.25in" style:auto-text-indent="false"/>
      <style:text-properties fo:language="es" fo:country="CO" fo:font-weight="normal" style:font-size-asian="10.5pt" style:font-weight-asian="normal" style:font-weight-complex="normal"/>
    </style:style>
    <style:style style:name="P61" style:family="paragraph" style:parent-style-name="Standard" style:list-style-name="L18">
      <style:paragraph-properties fo:margin-left="0.9846in" fo:margin-right="0in" fo:text-align="justify" style:justify-single-word="false" fo:text-indent="-0.25in" style:auto-text-indent="false"/>
    </style:style>
    <style:style style:name="P62" style:family="paragraph" style:parent-style-name="Standard" style:list-style-name="L19">
      <style:paragraph-properties fo:margin-left="0.9846in" fo:margin-right="0in" fo:text-align="justify" style:justify-single-word="false" fo:text-indent="-0.25in" style:auto-text-indent="false"/>
    </style:style>
    <style:style style:name="P63" style:family="paragraph" style:parent-style-name="Standard" style:list-style-name="L31">
      <style:paragraph-properties fo:margin-left="0.9846in" fo:margin-right="0in" fo:text-align="justify" style:justify-single-word="false" fo:text-indent="-0.25in" style:auto-text-indent="false"/>
    </style:style>
    <style:style style:name="P64" style:family="paragraph" style:parent-style-name="Standard" style:list-style-name="L33">
      <style:paragraph-properties fo:margin-left="0.9846in" fo:margin-right="0in" fo:text-align="justify" style:justify-single-word="false" fo:text-indent="-0.25in" style:auto-text-indent="false"/>
    </style:style>
    <style:style style:name="P65" style:family="paragraph" style:parent-style-name="Standard">
      <style:paragraph-properties fo:margin-left="0.9846in" fo:margin-right="0in" fo:text-align="justify" style:justify-single-word="false" fo:text-indent="-0.25in" style:auto-text-indent="false"/>
      <style:text-properties fo:font-weight="bold" style:font-weight-asian="bold" style:font-weight-complex="bold"/>
    </style:style>
    <style:style style:name="P66" style:family="paragraph" style:parent-style-name="Standard" style:list-style-name="L19">
      <style:paragraph-properties fo:margin-left="0.9846in" fo:margin-right="0in" fo:text-align="justify" style:justify-single-word="false" fo:text-indent="-0.25in" style:auto-text-indent="false"/>
      <style:text-properties fo:font-weight="bold" style:font-weight-asian="bold" style:font-weight-complex="bold"/>
    </style:style>
    <style:style style:name="P67" style:family="paragraph" style:parent-style-name="Standard" style:list-style-name="L20">
      <style:paragraph-properties fo:margin-left="0.9846in" fo:margin-right="0in" fo:text-align="justify" style:justify-single-word="false" fo:text-indent="-0.25in" style:auto-text-indent="false"/>
      <style:text-properties fo:font-weight="bold" style:font-weight-asian="bold" style:font-weight-complex="bold"/>
    </style:style>
    <style:style style:name="P68" style:family="paragraph" style:parent-style-name="Standard" style:list-style-name="L21">
      <style:paragraph-properties fo:margin-left="0.9846in" fo:margin-right="0in" fo:text-align="justify" style:justify-single-word="false" fo:text-indent="-0.25in" style:auto-text-indent="false"/>
      <style:text-properties fo:font-weight="bold" style:font-weight-asian="bold" style:font-weight-complex="bold"/>
    </style:style>
    <style:style style:name="P69" style:family="paragraph" style:parent-style-name="Standard" style:list-style-name="L24">
      <style:paragraph-properties fo:margin-left="0.9846in" fo:margin-right="0in" fo:text-align="justify" style:justify-single-word="false" fo:text-indent="-0.25in" style:auto-text-indent="false"/>
      <style:text-properties fo:font-weight="bold" style:font-weight-asian="bold" style:font-weight-complex="bold"/>
    </style:style>
    <style:style style:name="P70" style:family="paragraph" style:parent-style-name="Standard" style:list-style-name="L25">
      <style:paragraph-properties fo:margin-left="0.9846in" fo:margin-right="0in" fo:text-align="justify" style:justify-single-word="false" fo:text-indent="-0.25in" style:auto-text-indent="false"/>
      <style:text-properties fo:font-weight="bold" style:font-weight-asian="bold" style:font-weight-complex="bold"/>
    </style:style>
    <style:style style:name="P71" style:family="paragraph" style:parent-style-name="Standard" style:list-style-name="L26">
      <style:paragraph-properties fo:margin-left="0.9846in" fo:margin-right="0in" fo:text-align="justify" style:justify-single-word="false" fo:text-indent="-0.25in" style:auto-text-indent="false"/>
      <style:text-properties fo:font-weight="bold" style:font-weight-asian="bold" style:font-weight-complex="bold"/>
    </style:style>
    <style:style style:name="P72" style:family="paragraph" style:parent-style-name="Standard" style:list-style-name="L27">
      <style:paragraph-properties fo:margin-left="0.9846in" fo:margin-right="0in" fo:text-align="justify" style:justify-single-word="false" fo:text-indent="-0.25in" style:auto-text-indent="false"/>
      <style:text-properties fo:font-weight="bold" style:font-weight-asian="bold" style:font-weight-complex="bold"/>
    </style:style>
    <style:style style:name="P73" style:family="paragraph" style:parent-style-name="Standard" style:list-style-name="L30">
      <style:paragraph-properties fo:margin-left="0.9846in" fo:margin-right="0in" fo:text-align="justify" style:justify-single-word="false" fo:text-indent="-0.25in" style:auto-text-indent="false"/>
      <style:text-properties fo:font-weight="bold" style:font-weight-asian="bold" style:font-weight-complex="bold"/>
    </style:style>
    <style:style style:name="P74" style:family="paragraph" style:parent-style-name="Standard" style:list-style-name="L31">
      <style:paragraph-properties fo:margin-left="0.9846in" fo:margin-right="0in" fo:text-align="justify" style:justify-single-word="false" fo:text-indent="-0.25in" style:auto-text-indent="false"/>
      <style:text-properties fo:font-weight="bold" style:font-weight-asian="bold" style:font-weight-complex="bold"/>
    </style:style>
    <style:style style:name="P75" style:family="paragraph" style:parent-style-name="Standard" style:list-style-name="L34">
      <style:paragraph-properties fo:margin-left="0.9846in" fo:margin-right="0in" fo:text-align="justify" style:justify-single-word="false" fo:text-indent="-0.25in" style:auto-text-indent="false"/>
      <style:text-properties fo:font-weight="bold" style:font-weight-asian="bold" style:font-weight-complex="bold"/>
    </style:style>
    <style:style style:name="P76" style:family="paragraph" style:parent-style-name="Standard" style:list-style-name="L35">
      <style:paragraph-properties fo:margin-left="0.9846in" fo:margin-right="0in" fo:text-align="justify" style:justify-single-word="false" fo:text-indent="-0.25in" style:auto-text-indent="false"/>
      <style:text-properties fo:font-weight="bold" style:font-weight-asian="bold" style:font-weight-complex="bold"/>
    </style:style>
    <style:style style:name="P77" style:family="paragraph" style:parent-style-name="Standard" style:list-style-name="L36">
      <style:paragraph-properties fo:margin-left="0.9846in" fo:margin-right="0in" fo:text-align="justify" style:justify-single-word="false" fo:text-indent="-0.25in" style:auto-text-indent="false"/>
      <style:text-properties fo:font-weight="bold" style:font-weight-asian="bold" style:font-weight-complex="bold"/>
    </style:style>
    <style:style style:name="P78" style:family="paragraph" style:parent-style-name="Standard">
      <style:paragraph-properties fo:margin-left="0.9846in" fo:margin-right="0in" fo:text-align="justify" style:justify-single-word="false" fo:text-indent="-0.25in" style:auto-text-indent="false"/>
      <style:text-properties fo:font-weight="normal" style:font-weight-asian="normal" style:font-weight-complex="normal"/>
    </style:style>
    <style:style style:name="P79" style:family="paragraph" style:parent-style-name="Standard" style:list-style-name="L21">
      <style:paragraph-properties fo:margin-left="0.9846in" fo:margin-right="0in" fo:text-align="justify" style:justify-single-word="false" fo:text-indent="-0.25in" style:auto-text-indent="false"/>
      <style:text-properties fo:font-weight="normal" style:font-weight-asian="normal" style:font-weight-complex="normal"/>
    </style:style>
    <style:style style:name="P80" style:family="paragraph" style:parent-style-name="Standard" style:list-style-name="L22">
      <style:paragraph-properties fo:margin-left="0.9846in" fo:margin-right="0in" fo:text-align="justify" style:justify-single-word="false" fo:text-indent="-0.25in" style:auto-text-indent="false"/>
      <style:text-properties fo:font-weight="normal" style:font-weight-asian="normal" style:font-weight-complex="normal"/>
    </style:style>
    <style:style style:name="P81" style:family="paragraph" style:parent-style-name="Standard" style:list-style-name="L23">
      <style:paragraph-properties fo:margin-left="0.9846in" fo:margin-right="0in" fo:text-align="justify" style:justify-single-word="false" fo:text-indent="-0.25in" style:auto-text-indent="false"/>
      <style:text-properties fo:font-weight="normal" style:font-weight-asian="normal" style:font-weight-complex="normal"/>
    </style:style>
    <style:style style:name="P82" style:family="paragraph" style:parent-style-name="Standard" style:list-style-name="L24">
      <style:paragraph-properties fo:margin-left="0.9846in" fo:margin-right="0in" fo:text-align="justify" style:justify-single-word="false" fo:text-indent="-0.25in" style:auto-text-indent="false"/>
      <style:text-properties fo:font-weight="normal" style:font-weight-asian="normal" style:font-weight-complex="normal"/>
    </style:style>
    <style:style style:name="P83" style:family="paragraph" style:parent-style-name="Standard" style:list-style-name="L30">
      <style:paragraph-properties fo:margin-left="0.9846in" fo:margin-right="0in" fo:text-align="justify" style:justify-single-word="false" fo:text-indent="-0.25in" style:auto-text-indent="false"/>
      <style:text-properties fo:font-weight="normal" style:font-weight-asian="normal" style:font-weight-complex="normal"/>
    </style:style>
    <style:style style:name="P84" style:family="paragraph" style:parent-style-name="Standard" style:list-style-name="L32">
      <style:paragraph-properties fo:margin-left="0.9846in" fo:margin-right="0in" fo:text-align="justify" style:justify-single-word="false" fo:text-indent="-0.25in" style:auto-text-indent="false"/>
      <style:text-properties fo:font-weight="normal" style:font-weight-asian="normal" style:font-weight-complex="normal"/>
    </style:style>
    <style:style style:name="P85" style:family="paragraph" style:parent-style-name="Standard" style:list-style-name="L33">
      <style:paragraph-properties fo:margin-left="0.9846in" fo:margin-right="0in" fo:text-align="justify" style:justify-single-word="false" fo:text-indent="-0.25in" style:auto-text-indent="false"/>
      <style:text-properties fo:font-weight="normal" style:font-weight-asian="normal" style:font-weight-complex="normal"/>
    </style:style>
    <style:style style:name="P86" style:family="paragraph" style:parent-style-name="Standard" style:list-style-name="L35">
      <style:paragraph-properties fo:margin-left="0.9846in" fo:margin-right="0in" fo:text-align="justify" style:justify-single-word="false" fo:text-indent="-0.25in" style:auto-text-indent="false"/>
      <style:text-properties fo:font-weight="normal" style:font-weight-asian="normal" style:font-weight-complex="normal"/>
    </style:style>
    <style:style style:name="P87" style:family="paragraph" style:parent-style-name="Standard" style:list-style-name="L3">
      <style:paragraph-properties fo:margin-left="1.4772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88" style:family="paragraph" style:parent-style-name="Standard" style:list-style-name="L4">
      <style:paragraph-properties fo:margin-left="1.4772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89" style:family="paragraph" style:parent-style-name="Standard" style:list-style-name="L5">
      <style:paragraph-properties fo:margin-left="1.4772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90" style:family="paragraph" style:parent-style-name="Standard" style:list-style-name="L6">
      <style:paragraph-properties fo:margin-left="1.4772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91" style:family="paragraph" style:parent-style-name="Standard" style:list-style-name="L7">
      <style:paragraph-properties fo:margin-left="1.4772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92" style:family="paragraph" style:parent-style-name="Standard" style:list-style-name="L8">
      <style:paragraph-properties fo:margin-left="1.4772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93" style:family="paragraph" style:parent-style-name="Standard" style:list-style-name="L9">
      <style:paragraph-properties fo:margin-left="1.4772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94" style:family="paragraph" style:parent-style-name="Standard" style:list-style-name="L10">
      <style:paragraph-properties fo:margin-left="1.4772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95" style:family="paragraph" style:parent-style-name="Standard" style:list-style-name="L11">
      <style:paragraph-properties fo:margin-left="1.4772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96" style:family="paragraph" style:parent-style-name="Standard" style:list-style-name="L11">
      <style:paragraph-properties fo:margin-left="1.4772in" fo:margin-right="0in" fo:text-align="justify" style:justify-single-word="false" fo:text-indent="-0.25in" style:auto-text-indent="false"/>
    </style:style>
    <style:style style:name="P97" style:family="paragraph" style:parent-style-name="Standard" style:list-style-name="L2">
      <style:paragraph-properties fo:margin-left="0.7709in" fo:margin-right="0in" fo:text-align="justify" style:justify-single-word="false" fo:text-indent="0in" style:auto-text-indent="false"/>
      <style:text-properties fo:language="es" fo:country="CO" fo:font-weight="bold" style:font-size-asian="10.5pt" style:font-weight-asian="bold" style:font-weight-complex="bold"/>
    </style:style>
    <style:style style:name="P9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es" fo:country="CO" fo:font-weight="bold" style:font-size-asian="10.5pt" style:font-weight-asian="bold" style:font-weight-complex="bold"/>
    </style:style>
    <style:style style:name="P99" style:family="paragraph" style:parent-style-name="Standard" style:list-style-name="L2">
      <style:paragraph-properties fo:margin-left="0in" fo:margin-right="0in" fo:text-align="justify" style:justify-single-word="false" fo:text-indent="0in" style:auto-text-indent="false"/>
      <style:text-properties fo:language="es" fo:country="CO" fo:font-weight="bold" style:font-size-asian="10.5pt" style:font-weight-asian="bold" style:font-weight-complex="bold"/>
    </style:style>
    <style:style style:name="P100" style:family="paragraph" style:parent-style-name="Standard" style:list-style-name="L12">
      <style:paragraph-properties fo:margin-left="0in" fo:margin-right="0in" fo:text-align="justify" style:justify-single-word="false" fo:text-indent="0in" style:auto-text-indent="false"/>
      <style:text-properties fo:language="es" fo:country="CO" fo:font-weight="bold" style:font-size-asian="10.5pt" style:font-weight-asian="bold" style:font-weight-complex="bold"/>
    </style:style>
    <style:style style:name="P10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es" fo:country="CO" fo:font-weight="normal" style:font-size-asian="10.5pt" style:font-weight-asian="normal" style:font-weight-complex="normal"/>
    </style:style>
    <style:style style:name="P102" style:family="paragraph" style:parent-style-name="Standard">
      <style:paragraph-properties fo:margin-left="0in" fo:margin-right="0in" fo:text-align="justify" style:justify-single-word="false" fo:text-indent="0in" style:auto-text-indent="false"/>
    </style:style>
    <style:style style:name="P103" style:family="paragraph" style:parent-style-name="Standard" style:list-style-name="L11">
      <style:paragraph-properties fo:margin-left="0in" fo:margin-right="0in" fo:text-align="justify" style:justify-single-word="false" fo:text-indent="0in" style:auto-text-indent="false"/>
    </style:style>
    <style:style style:name="P10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bold" style:font-weight-asian="bold" style:font-weight-complex="bold"/>
    </style:style>
    <style:style style:name="P105" style:family="paragraph" style:parent-style-name="Standard" style:list-style-name="L19">
      <style:paragraph-properties fo:margin-left="0in" fo:margin-right="0in" fo:text-align="justify" style:justify-single-word="false" fo:text-indent="0in" style:auto-text-indent="false"/>
      <style:text-properties fo:font-weight="bold" style:font-weight-asian="bold" style:font-weight-complex="bold"/>
    </style:style>
    <style:style style:name="P10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normal" style:font-weight-asian="normal" style:font-weight-complex="normal"/>
    </style:style>
    <style:style style:name="P107" style:family="paragraph" style:parent-style-name="Standard" style:list-style-name="L33">
      <style:paragraph-properties fo:margin-left="0in" fo:margin-right="0in" fo:text-align="justify" style:justify-single-word="false" fo:text-indent="0in" style:auto-text-indent="false"/>
      <style:text-properties fo:font-weight="normal" style:font-weight-asian="normal" style:font-weight-complex="normal"/>
    </style:style>
    <style:style style:name="P108" style:family="paragraph" style:parent-style-name="Standard">
      <style:paragraph-properties fo:margin-left="0.4925in" fo:margin-right="0in" fo:text-align="justify" style:justify-single-word="false" fo:text-indent="-0.25in" style:auto-text-indent="false"/>
      <style:text-properties fo:language="es" fo:country="CO" fo:font-weight="bold" style:font-size-asian="10.5pt" style:font-weight-asian="bold" style:font-weight-complex="bold"/>
    </style:style>
    <style:style style:name="P109" style:family="paragraph" style:parent-style-name="Standard" style:list-style-name="L16">
      <style:paragraph-properties fo:margin-left="0.4925in" fo:margin-right="0in" fo:text-align="justify" style:justify-single-word="false" fo:text-indent="-0.25in" style:auto-text-indent="false"/>
      <style:text-properties fo:language="es" fo:country="CO" fo:font-weight="bold" style:font-size-asian="10.5pt" style:font-weight-asian="bold" style:font-weight-complex="bold"/>
    </style:style>
    <style:style style:name="P110" style:family="paragraph" style:parent-style-name="Standard" style:list-style-name="L21">
      <style:paragraph-properties fo:margin-left="0.4925in" fo:margin-right="0in" fo:text-align="justify" style:justify-single-word="false" fo:text-indent="-0.25in" style:auto-text-indent="false"/>
      <style:text-properties fo:language="es" fo:country="CO" fo:font-weight="bold" style:font-size-asian="10.5pt" style:font-weight-asian="bold" style:font-weight-complex="bold"/>
    </style:style>
    <style:style style:name="P111" style:family="paragraph" style:parent-style-name="Standard" style:list-style-name="L20">
      <style:paragraph-properties fo:margin-left="0.7346in" fo:margin-right="0in" fo:text-align="justify" style:justify-single-word="false" fo:text-indent="0in" style:auto-text-indent="false"/>
      <style:text-properties fo:language="es" fo:country="CO" fo:font-weight="normal" style:font-size-asian="10.5pt" style:font-weight-asian="normal" style:font-weight-complex="normal"/>
    </style:style>
    <style:style style:name="T1" style:family="text">
      <style:text-properties fo:language="es" fo:country="CO" style:font-size-asian="10.5pt"/>
    </style:style>
    <style:style style:name="T2" style:family="text">
      <style:text-properties fo:language="es" fo:country="CO" fo:font-weight="bold" style:font-size-asian="10.5pt" style:font-weight-asian="bold" style:font-weight-complex="bold"/>
    </style:style>
    <style:style style:name="T3" style:family="text">
      <style:text-properties fo:language="es" fo:country="CO" fo:font-weight="normal" style:font-size-asian="10.5pt" style:font-weight-asian="normal" style:font-weight-complex="normal"/>
    </style:style>
    <style:style style:name="T4" style:family="text">
      <style:text-properties fo:language="es" fo:country="CO" fo:background-color="transparent" style:font-size-asian="10.5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iseño del sistema.</text:p>
      <text:p text:style-name="P1"/>
      <text:p text:style-name="P1">El modelado del sistema de parqueaderos de la Pontificia Universidad Javeriana Cali fue a través de la metodología bottom-up. Inicialmente se empezó con el modelado del bloque zona llamado Bzone, que a su vez contiene tres procesos que son: pZone, pZoneManager, pCreatorZoneManager.</text:p>
      <text:p text:style-name="P1"/>
      <text:p text:style-name="P1">La tabla (Funciones de los procesos del bloque Zona) muestra un resumen de las funciones y señales asociadas a cada proceso contenido en el bloque BZone del sistema de parqueaderos.</text:p>
      <text:p text:style-name="P1"/>
      <table:table table:name="funcionesBZone" table:style-name="funcionesBZone">
        <table:table-column table:style-name="funcionesBZone.A" table:number-columns-repeated="3"/>
        <table:table-row>
          <table:table-cell table:style-name="funcionesBZone.A1" office:value-type="string">
            <text:p text:style-name="P16">Nombre del proceso</text:p>
          </table:table-cell>
          <table:table-cell table:style-name="funcionesBZone.A1" office:value-type="string">
            <text:p text:style-name="P16">Funciones</text:p>
          </table:table-cell>
          <table:table-cell table:style-name="funcionesBZone.C1" office:value-type="string">
            <text:p text:style-name="P16">Señales</text:p>
          </table:table-cell>
        </table:table-row>
        <table:table-row>
          <table:table-cell table:style-name="funcionesBZone.A2" office:value-type="string">
            <text:p text:style-name="P16">pZone</text:p>
          </table:table-cell>
          <table:table-cell table:style-name="funcionesBZone.A2" office:value-type="string">
            <text:p text:style-name="P16">- Reportar a su respecto proceso controlador llamado en el sistema como pCtrl, si un vehiculo ha ingresado o salido de su zona de parqueo.</text:p>
            <text:p text:style-name="P16">- Inicializar la cantidad de plazas totales y libres.</text:p>
            <text:p text:style-name="P16">- Enviar informacion de su estado actual de plazas libres, totales y su identificador de proceso (PID).</text:p>
            <text:p text:style-name="P16">- Asociar un proceso controlador al cual se le va a reportar su información.</text:p>
          </table:table-cell>
          <table:table-cell table:style-name="funcionesBZone.C2" office:value-type="string">
            <text:p text:style-name="P16">- Cada proceso de zona tiene asociado 5 sensores para determinar si un vehículo está ingresando o saliendo de su zona. Los sensores son: sIR1_Zone, sIR2_Zone, sIR3_Zone, sIR4_Zone y sLoopInductive_Zone.</text:p>
            <text:p text:style-name="P16"/>
            <text:p text:style-name="P16"><text:s/></text:p>
          </table:table-cell>
        </table:table-row>
        <table:table-row>
          <table:table-cell table:style-name="funcionesBZone.A2" office:value-type="string">
            <text:p text:style-name="P16"/>
          </table:table-cell>
          <table:table-cell table:style-name="funcionesBZone.A2" office:value-type="string">
            <text:p text:style-name="P16"/>
          </table:table-cell>
          <table:table-cell table:style-name="funcionesBZone.C2" office:value-type="string">
            <text:p text:style-name="P16"/>
          </table:table-cell>
        </table:table-row>
        <table:table-row>
          <table:table-cell table:style-name="funcionesBZone.A2" office:value-type="string">
            <text:p text:style-name="P16"/>
          </table:table-cell>
          <table:table-cell table:style-name="funcionesBZone.A2" office:value-type="string">
            <text:p text:style-name="P16"/>
          </table:table-cell>
          <table:table-cell table:style-name="funcionesBZone.C2" office:value-type="string">
            <text:p text:style-name="P16"/>
          </table:table-cell>
        </table:table-row>
      </table:table>
      <text:p text:style-name="P1"/>
      <text:p text:style-name="P1">ANEXO A Tipos de datos usados en el sistema de caso de estudio</text:p>
      <text:p text:style-name="P1"/>
      <text:p text:style-name="P1">/* Constantes */</text:p>
      <text:p text:style-name="P1"/>
      <text:p text:style-name="P1">SYNONYM cNUMMAXCTRL INTEGER = 5;</text:p>
      <text:p text:style-name="P1">SYNONYM cMAX_ZONES INTEGER = 5;</text:p>
      <text:p text:style-name="P1">SYNONYM CNUMMAXZONES_SYSTEM INTEGER = 25;</text:p>
      <text:p text:style-name="P1">SYNONYM cNUMMAXSPOTS INTEGER = 10;</text:p>
      <text:p text:style-name="P1"/>
      <text:p text:style-name="P1">SYNTYPE i_spots = INTEGER</text:p>
      <text:p text:style-name="P1">DEFAULT 0;</text:p>
      <text:p text:style-name="P1"><text:s text:c="4"/>CONSTANTS 0..cNUMMAXSPOTS</text:p>
      <text:p text:style-name="P1">ENDSYNTYPE;</text:p>
      <text:p text:style-name="P1"/>
      <text:p text:style-name="P1"/>
      <text:p text:style-name="P1"/>
      <text:p text:style-name="P1"/>
      <text:p text:style-name="P1"/>
      <text:p text:style-name="P1"><text:soft-page-break/>NEWTYPE InfoZone</text:p>
      <text:p text:style-name="P1">STRUCT</text:p>
      <text:p text:style-name="P1"><text:s text:c="4"/>totalSpots i_spots;</text:p>
      <text:p text:style-name="P1"><text:s text:c="4"/>freeSpots i_spots;</text:p>
      <text:p text:style-name="P1"><text:s text:c="4"/>ID PID;</text:p>
      <text:p text:style-name="P1">ENDNEWTYPE;</text:p>
      <text:p text:style-name="P1"/>
      <text:p text:style-name="P1">NEWTYPE infoMainCtrls</text:p>
      <text:p text:style-name="P1">STRUCT</text:p>
      <text:p text:style-name="P1"><text:s text:c="4"/>totalSpotsZone INTEGER;</text:p>
      <text:p text:style-name="P1"><text:s text:c="4"/>freeSpotsZone INTEGER;</text:p>
      <text:p text:style-name="P1">ENDNEWTYPE;</text:p>
      <text:p text:style-name="P1"/>
      <text:p text:style-name="P1">NEWTYPE InfoCtrl</text:p>
      <text:p text:style-name="P1">STRUCT</text:p>
      <text:p text:style-name="P1"><text:s text:c="4"/>alltotalSpots INTEGER;</text:p>
      <text:p text:style-name="P1"><text:s text:c="4"/>allfreeSpots INTEGER;</text:p>
      <text:p text:style-name="P1"><text:s text:c="4"/>IDCtrl PID;</text:p>
      <text:p text:style-name="P1"><text:s text:c="4"/>listZones table_Zones;</text:p>
      <text:p text:style-name="P1"><text:s text:c="4"/>tableConnectionOkZones tableVeriFyCon_Zone;</text:p>
      <text:p text:style-name="P1">ENDNEWTYPE;</text:p>
      <text:p text:style-name="P1"/>
      <text:p text:style-name="P1">NEWTYPE InfoMainSystem</text:p>
      <text:p text:style-name="P1">STRUCT</text:p>
      <text:p text:style-name="P1"><text:s text:c="4"/>totalSpotsSystem INTEGER;</text:p>
      <text:p text:style-name="P1"><text:s text:c="4"/>freeSpotsSystem INTEGER;</text:p>
      <text:p text:style-name="P1"><text:s text:c="4"/>tableInfoCtrl tableMainInfoCtrls;</text:p>
      <text:p text:style-name="P1">ENDNEWTYPE;</text:p>
      <text:p text:style-name="P1"/>
      <text:p text:style-name="P1">SYNTYPE itIndex = INTEGER</text:p>
      <text:p text:style-name="P1">DEFAULT 0;</text:p>
      <text:p text:style-name="P1"><text:s text:c="2"/>CONSTANTS 0..cMAX_ZONES-1</text:p>
      <text:p text:style-name="P1">ENDSYNTYPE;</text:p>
      <text:p text:style-name="P1"/>
      <text:p text:style-name="P1">SYNTYPE itIndext_Ctrl = INTEGER</text:p>
      <text:p text:style-name="P1">DEFAULT 0;</text:p>
      <text:p text:style-name="P1"><text:s text:c="2"/>CONSTANTS 0..cNUMMAXCTRL-1</text:p>
      <text:p text:style-name="P1">ENDSYNTYPE;</text:p>
      <text:p text:style-name="P1"/>
      <text:p text:style-name="P1">NEWTYPE table_Zones</text:p>
      <text:p text:style-name="P1"><text:s text:c="2"/>ARRAY(itIndex, InfoZone)</text:p>
      <text:p text:style-name="P1">ENDNEWTYPE;</text:p>
      <text:p text:style-name="P1"/>
      <text:p text:style-name="P1">NEWTYPE tableInfoGralCtrl</text:p>
      <text:p text:style-name="P1"><text:s text:c="2"/>ARRAY(itIndext_Ctrl, InfoCtrl)</text:p>
      <text:p text:style-name="P1">ENDNEWTYPE;</text:p>
      <text:p text:style-name="P1"/>
      <text:p text:style-name="P1"><text:soft-page-break/>NEWTYPE tableMainInfoCtrls</text:p>
      <text:p text:style-name="P1"><text:s text:c="4"/>ARRAY(itIndext_Ctrl,infoMainCtrls)</text:p>
      <text:p text:style-name="P1">ENDNEWTYPE;</text:p>
      <text:p text:style-name="P1"/>
      <text:p text:style-name="P1">NEWTYPE tableVeriFyCon_Zone</text:p>
      <text:p text:style-name="P1"><text:s text:c="4"/>ARRAY(itIndext_Ctrl,BOOLEAN)</text:p>
      <text:p text:style-name="P1">ENDNEWTYPE;</text:p>
      <text:p text:style-name="P1"/>
      <text:p text:style-name="P1">NEWTYPE tableVerifyCon_Ctrl</text:p>
      <text:p text:style-name="P1"><text:s text:c="4"/>ARRAY(itIndext_Ctrl,BOOLEAN)</text:p>
      <text:p text:style-name="P1">ENDNEWTYPE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ANEXO B SEÑALES DEL SISTEMA CON S RESPECTIVA DESCRIPCION</text:p>
      <text:p text:style-name="P1"/>
      <text:p text:style-name="P1">Proceso <text:span text:style-name="T5">pZone</text:span></text:p>
      <text:p text:style-name="P1"/>
      <text:p text:style-name="P1">Este proceso tiene comunicación con tres canales en los cuales se transportan las siguientes señales:</text:p>
      <text:p text:style-name="P1"/>
      <text:list xml:id="list413052268" text:style-name="L1">
        <text:list-item>
          <text:p text:style-name="P18"><text:span text:style-name="T1">Canal </text:span><text:span text:style-name="T2">cEnv_Zone</text:span><text:span text:style-name="T1">:</text:span></text:p>
        </text:list-item>
      </text:list>
      <text:p text:style-name="P1"/>
      <text:list xml:id="list908462838" text:style-name="L2">
        <text:list-item>
          <text:p text:style-name="P49">Señales provenientes del ambiente al proceso pZone</text:p>
        </text:list-item>
      </text:list>
      <text:p text:style-name="P2"/>
      <text:list xml:id="list1508669456" text:style-name="L3">
        <text:list-item>
          <text:p text:style-name="P87"><text:span text:style-name="T5">sIR1_Zone:</text:span> Representa la interrupción de un sensor infrarrojo para el ingreso de un vehiculo.</text:p>
        </text:list-item>
        <text:list-item>
          <text:p text:style-name="P87"><text:span text:style-name="T5">sIR2_Zone:</text:span> Representa la interrupción de un sensor infrarrojo para el ingreso de un vehículo.</text:p>
        </text:list-item>
        <text:list-item>
          <text:p text:style-name="P87"><text:span text:style-name="T5">sIR3_Zone:</text:span> Representa la interrupción de un sensor infrarrojo para la salida de un vehículo.</text:p>
        </text:list-item>
        <text:list-item>
          <text:p text:style-name="P87"><text:span text:style-name="T5">sIR4_Zone:</text:span> Representa la interrupción de un sensor infrarrojo para salida de un vehículo.</text:p>
        </text:list-item>
        <text:list-item>
          <text:p text:style-name="P87"><text:span text:style-name="T5">sLoopInductive_Zone:</text:span> Representa la interrupción de un bucle inductivo, indicando si esta ingresando o saliendo un vehículo. </text:p>
        </text:list-item>
      </text:list>
      <text:p text:style-name="P1"/>
      <text:list xml:id="list124229108" text:continue-numbering="true" text:style-name="L3">
        <text:list-item>
          <text:p text:style-name="P19"><text:span text:style-name="T1">Canal </text:span><text:span text:style-name="T2">cCtrl_Zone</text:span><text:span text:style-name="T1">:</text:span></text:p>
        </text:list-item>
      </text:list>
      <text:p text:style-name="P1"/>
      <text:list xml:id="list274468308" text:continue-list="list908462838" text:style-name="L2">
        <text:list-item>
          <text:p text:style-name="P49">Señales provenientes del proceso pCtrl al proceso pZone</text:p>
          <text:p text:style-name="P49"/>
        </text:list-item>
      </text:list>
      <text:list xml:id="list1012021877" text:style-name="L4">
        <text:list-item>
          <text:p text:style-name="P88"><text:span text:style-name="T5">sInitFreeSpot(i_spots):</text:span> Asigna las plazas totales de una zona.</text:p>
        </text:list-item>
      </text:list>
      <text:list xml:id="list819016551" text:style-name="L5">
        <text:list-item>
          <text:p text:style-name="P89"><text:span text:style-name="T5">sInitTotalSpots(i_spots):</text:span> Asigna las plazas libres de una zona.</text:p>
        </text:list-item>
      </text:list>
      <text:list xml:id="list267495037" text:style-name="L6">
        <text:list-item>
          <text:p text:style-name="P90"><text:span text:style-name="T5">sReqInfo: </text:span><text:span text:style-name="T6">Solicita información a una zona.</text:span></text:p>
        </text:list-item>
      </text:list>
      <text:list xml:id="list1428799899" text:style-name="L7">
        <text:list-item>
          <text:p text:style-name="P91"><text:span text:style-name="T5">sInitPidCtrl(PID):</text:span> Establece a una zona su controlador correspondiente.</text:p>
        </text:list-item>
      </text:list>
      <text:p text:style-name="P9"/>
      <text:list xml:id="list2053578535" text:continue-list="list274468308" text:style-name="L2">
        <text:list-item>
          <text:p text:style-name="P97">Señales provenientes del proceso pZone al proceso pCtrl</text:p>
          <text:p text:style-name="P99"/>
        </text:list-item>
      </text:list>
      <text:list xml:id="list735967709" text:continue-list="list1428799899" text:style-name="L7">
        <text:list-item>
          <text:p text:style-name="P91"><text:span text:style-name="T5">sEntered_Car(infoZone) :</text:span> Reporta que un vehículo ha ingresado en una zona, enviando la información que ésta tiene de tipo de dato InfoZone.</text:p>
        </text:list-item>
      </text:list>
      <text:list xml:id="list1893317964" text:style-name="L8">
        <text:list-item>
          <text:p text:style-name="P92"><text:span text:style-name="T5">sOut_Car(InfoZone)</text:span>:Reporta que un vehículo ha salido de una zona, enviando la información que ésta tiene de tipo de dato InfoZone.</text:p>
        </text:list-item>
      </text:list>
      <text:list xml:id="list1053332079" text:style-name="L9">
        <text:list-item>
          <text:p text:style-name="P93"><text:span text:style-name="T5">sOkInit(InfoZone): </text:span><text:span text:style-name="T6">Reporta que la inicialización de plazas libres o plazas totales fue exitosa.</text:span></text:p>
        </text:list-item>
      </text:list>
      <text:list xml:id="list1626438125" text:style-name="L10">
        <text:list-item>
          <text:p text:style-name="P94"><text:span text:style-name="T5">sInfoZone(InfoZone): </text:span><text:span text:style-name="T6">Reporta la información de la zona a tarves de un tipo de dato InfoZone.</text:span></text:p>
        </text:list-item>
      </text:list>
      <text:list xml:id="list1337679510" text:style-name="L11">
        <text:list-item>
          <text:p text:style-name="P96"><text:span text:style-name="T2">sOkInitPid:</text:span><text:span text:style-name="T1"> Reporta que la inicialización del PID de pCtrl en la zona fue éxitoso.</text:span></text:p>
          <text:p text:style-name="P95"/>
          <text:p text:style-name="P103"><text:span text:style-name="T1">Canal </text:span><text:span text:style-name="T2">cZone_Manager:</text:span></text:p>
        </text:list-item>
      </text:list>
      <text:p text:style-name="P2"/>
      <text:list xml:id="list1096866920" text:style-name="L12">
        <text:list-item>
          <text:p text:style-name="P22"><text:soft-page-break/>Proveniente del proceso pZoneManager al proceso pZone</text:p>
        </text:list-item>
      </text:list>
      <text:p text:style-name="P1"/>
      <text:list xml:id="list1803434494" text:style-name="L13">
        <text:list-item>
          <text:p text:style-name="P54"><text:span text:style-name="T5">sInitFreeSpot(i_spots):</text:span> Asigna las plazas totales de una zona.</text:p>
        </text:list-item>
        <text:list-item>
          <text:p text:style-name="P54"><text:span text:style-name="T5">sInitTotalSpots(i_spots):</text:span> Asigna las plazas libres de una zona.</text:p>
        </text:list-item>
        <text:list-item>
          <text:p text:style-name="P54"><text:span text:style-name="T5">sReqInfo: </text:span><text:span text:style-name="T6">Solicita información a una zona.</text:span></text:p>
        </text:list-item>
        <text:list-item>
          <text:p text:style-name="P50">sInitPidCtrl: <text:span text:style-name="T6">Establece a una zona su controlador correspondiente.</text:span></text:p>
        </text:list-item>
      </text:list>
      <text:p text:style-name="P5"/>
      <text:list xml:id="list535056322" text:continue-list="list1096866920" text:style-name="L12">
        <text:list-item>
          <text:p text:style-name="P100">Proveniente del proceso pZone al proceso pZoneManager</text:p>
        </text:list-item>
      </text:list>
      <text:p text:style-name="P8"/>
      <text:list xml:id="list2153287624" text:style-name="L14">
        <text:list-item>
          <text:p text:style-name="P55"><text:span text:style-name="T5">sOkInit(InfoZone): </text:span><text:span text:style-name="T6">Reporta que la inicialización de plazas libres o plazas totales fue exitosa.</text:span></text:p>
        </text:list-item>
        <text:list-item>
          <text:p text:style-name="P55"><text:span text:style-name="T5">sInfoZone(InfoZone): </text:span><text:span text:style-name="T6">Reporta la información de la zona a tarves de un tipo de dato InfoZone.</text:span></text:p>
        </text:list-item>
        <text:list-item>
          <text:p text:style-name="P51">sOkInitPid: <text:span text:style-name="T6">Reporta que la inicialización del PID de pCtrl en la zona fue éxitoso.</text:span></text:p>
        </text:list-item>
      </text:list>
      <text:p text:style-name="P14"/>
      <text:p text:style-name="P1">Canal <text:span text:style-name="T5">cMain_Zone</text:span></text:p>
      <text:p text:style-name="P2"/>
      <text:list xml:id="list1081777979" text:continue-list="list535056322" text:style-name="L12">
        <text:list-item>
          <text:p text:style-name="P22">Proveniente del proceso pTesting al proceso pZone</text:p>
        </text:list-item>
      </text:list>
      <text:p text:style-name="P2"/>
      <text:p text:style-name="P3">Las siguientes señales no son parte de la implementación del sistema, han sido estableceidas con el objetivo de facilitar las pruebas de entrada y salida de vehiculo a cada uno de las zonas.</text:p>
      <text:p text:style-name="P3"/>
      <text:list xml:id="list735579861" text:continue-list="list124229108" text:style-name="L3">
        <text:list-item>
          <text:p text:style-name="P56"><text:span text:style-name="T5">sIR1_ZoneTest:</text:span> Representa la interrupción de un sensor infrarrojo para el ingreso de un vehiculo.</text:p>
        </text:list-item>
        <text:list-item>
          <text:p text:style-name="P56"><text:span text:style-name="T5">sIR2_ZoneTest:</text:span> Representa la interrupción de un sensor infrarrojo para el ingreso de un vehículo.</text:p>
        </text:list-item>
        <text:list-item>
          <text:p text:style-name="P56"><text:span text:style-name="T5">sIR3_ZoneTest:</text:span> Representa la interrupción de un sensor infrarrojo para la salida de un vehículo.</text:p>
        </text:list-item>
        <text:list-item>
          <text:p text:style-name="P56"><text:span text:style-name="T5">sIR4_ZoneTest:</text:span> Representa la interrupción de un sensor infrarrojo para salida de un vehículo.</text:p>
        </text:list-item>
        <text:list-item>
          <text:p text:style-name="P58"><text:span text:style-name="T5">sLoopInductive_ZoneTest:</text:span> Representa la interrupción de un bucle inductivo, indicando si esta ingresando o saliendo un vehículo. </text:p>
        </text:list-item>
      </text:list>
      <text:p text:style-name="P6"/>
      <text:p text:style-name="P10">Proceso <text:span text:style-name="T5">pZoneManager</text:span></text:p>
      <text:p text:style-name="P8"/>
      <text:p text:style-name="P10">canal<text:span text:style-name="T5"> cCtrl_ZoneManager</text:span></text:p>
      <text:p text:style-name="P8"/>
      <text:list xml:id="list1904697379" text:style-name="L15">
        <text:list-item>
          <text:p text:style-name="P23">Proveniente del proceso pCtrl al proceso pZoneManager</text:p>
        </text:list-item>
      </text:list>
      <text:p text:style-name="P2"/>
      <text:list xml:id="list85088627" text:continue-numbering="true" text:style-name="L15">
        <text:list-item>
          <text:p text:style-name="P59"><text:span text:style-name="T5">sCreateZone(i_spots,i_spots,PID): </text:span>Crea una zona nueva definiendo sus plazas totales, libres y el PID del controlador que le corresponde.</text:p>
        </text:list-item>
        <text:list-item>
          <text:p text:style-name="P59"><text:span text:style-name="T5">sConfirmZoneManager_i(PID): </text:span>Establece una union entre el proceso pCtrl y el proceso pZoneManager, se comparte cuando el sistema empieza por primera vez.</text:p>
          <text:p text:style-name="P59"/>
        </text:list-item>
        <text:list-item>
          <text:p text:style-name="P23">Proveniente del proceso pZoneManager al proceso pCtrl</text:p>
        </text:list-item>
      </text:list>
      <text:p text:style-name="P2"><text:soft-page-break/></text:p>
      <text:list xml:id="list553037352" text:continue-numbering="true" text:style-name="L15">
        <text:list-item>
          <text:p text:style-name="P52">sOkCreation(InfoZone): <text:span text:style-name="T6">Confirma que se creó y se conecto exitosamente una zona al proceso pCtrl.</text:span> </text:p>
        </text:list-item>
        <text:list-item>
          <text:p text:style-name="P52">sExcQuantityZones: <text:span text:style-name="T6">Notifica al proceso pCtrl que tiene el maximo de zonas permitidos.</text:span></text:p>
        </text:list-item>
        <text:list-item>
          <text:p text:style-name="P52">sIamZoneManager(PID): <text:span text:style-name="T6">Notifica que el PID de su controlador de zona, pCtrl, se asigno exitosamente.</text:span></text:p>
        </text:list-item>
      </text:list>
      <text:p text:style-name="P10"/>
      <text:p text:style-name="P8"><text:span text:style-name="T6">Canal </text:span>cCreator_ZoneManager</text:p>
      <text:p text:style-name="P10"/>
      <text:list xml:id="list1511938416" text:style-name="L16">
        <text:list-item>
          <text:p text:style-name="P109">Proveniente del proceso pCreatorZoneManager al proceso pZoneManager</text:p>
        </text:list-item>
      </text:list>
      <text:p text:style-name="P15"/>
      <text:list xml:id="list518990477" text:continue-numbering="true" text:style-name="L16">
        <text:list-item>
          <text:p text:style-name="P53">sConfirmZoneManager(PID): <text:span text:style-name="T6">Asocia el PID del controlador de zonas correspondiente, al nuevo proceso pZoneManager.</text:span></text:p>
        </text:list-item>
      </text:list>
      <text:p text:style-name="P5"><text:span text:style-name="T6"/></text:p>
      <text:p text:style-name="P10"/>
      <text:p text:style-name="P8"><text:span text:style-name="T6">Proceso </text:span>pCreatorZoneManager</text:p>
      <text:p text:style-name="P5"/>
      <text:p text:style-name="P10">Canal <text:span text:style-name="T5">cCtrl_CreatorZoneManager</text:span></text:p>
      <text:p text:style-name="P8"/>
      <text:list xml:id="list1628976679" text:style-name="L17">
        <text:list-item>
          <text:p text:style-name="P24">Proveniente del proceso pCtrl al proceso pCreatorZoneManager</text:p>
        </text:list-item>
      </text:list>
      <text:p text:style-name="P2"/>
      <text:list xml:id="list1847475143" text:continue-numbering="true" text:style-name="L17">
        <text:list-item>
          <text:p text:style-name="P60"><text:span text:style-name="T5">sCreateZoneManager(PID): </text:span>Solicita crear un proceso pZoneManager y asociarle a éste su controlador de zonas respectivo.</text:p>
        </text:list-item>
      </text:list>
      <text:p text:style-name="P5"/>
      <text:list xml:id="list659717654" text:continue-numbering="true" text:style-name="L17">
        <text:list-item>
          <text:p text:style-name="P24">Proveniente del proceso pCreatorZoneManager al proceso pCtrl</text:p>
        </text:list-item>
      </text:list>
      <text:p text:style-name="P2"/>
      <text:list xml:id="list1740392600" text:continue-numbering="true" text:style-name="L17">
        <text:list-item>
          <text:p text:style-name="P60"><text:span text:style-name="T5">sOkCreateZoneManager(PID): </text:span>Notifica que se ha creado y asociado exitosamente un proceso pZoneManager al proceso pCtrl.</text:p>
        </text:list-item>
        <text:list-item>
          <text:p text:style-name="P60"><text:span text:style-name="T5">sExcZoneManager: </text:span>Notifica al proceso pCtrl que ya tiene el máximo número de pZoneManager.</text:p>
        </text:list-item>
      </text:list>
      <text:p text:style-name="P6"/>
      <text:p text:style-name="P7"/>
      <text:p text:style-name="P10">Proceso <text:span text:style-name="T5">pCtrlManager</text:span></text:p>
      <text:p text:style-name="P8"/>
      <text:p text:style-name="P3">Canal <text:span text:style-name="T5">cMain_CtrlManager</text:span></text:p>
      <text:p text:style-name="P2"/>
      <text:list xml:id="list300264987" text:style-name="L18">
        <text:list-item>
          <text:p text:style-name="P25">Proveniente del proceso pMainSystemManager al proceso pCtrlManager</text:p>
        </text:list-item>
      </text:list>
      <text:p text:style-name="P2"/>
      <text:list xml:id="list735964411" text:continue-numbering="true" text:style-name="L18">
        <text:list-item>
          <text:p text:style-name="P61"><text:span text:style-name="T2">sCreateCtrl: </text:span><text:span text:style-name="T3">Solicita la creación de un controlador de zonas, </text:span><text:span text:style-name="T2">pCtrl.</text:span></text:p>
        </text:list-item>
      </text:list>
      <text:p text:style-name="P8"/>
      <text:list xml:id="list58022742" text:continue-numbering="true" text:style-name="L18">
        <text:list-item>
          <text:p text:style-name="P25">Proveniente del proceso pCtrlManager al proceso pMainSystemManager</text:p>
        </text:list-item>
      </text:list>
      <text:p text:style-name="P2"/>
      <text:list xml:id="list35069311" text:continue-numbering="true" text:style-name="L18">
        <text:list-item>
          <text:p text:style-name="P61"><text:span text:style-name="T2">sExcQuantityCtrl: </text:span><text:span text:style-name="T3">Notifica al proceso pMainSystemManager que no es posible crear mas procesos pCtrl debido que tiene el máximo número de éstos.</text:span></text:p>
        </text:list-item>
        <text:list-item>
          <text:p text:style-name="P61"><text:soft-page-break/><text:span text:style-name="T2">sOkCreationCtrl(InfoCtrl): </text:span><text:span text:style-name="T3">Notifica al proceso pMainSystemManager que un proceso pCtrl ha sido creado exitósamente.</text:span></text:p>
        </text:list-item>
      </text:list>
      <text:p text:style-name="P10"/>
      <text:p text:style-name="P11"><text:span text:style-name="T3">Canal </text:span><text:span text:style-name="T2">cCtrl_CtrlManager</text:span></text:p>
      <text:p text:style-name="P8"/>
      <text:list xml:id="list1307649678" text:style-name="L19">
        <text:list-item>
          <text:p text:style-name="P26">Proveniente del proceso pCtrlManager al proceso pCtrl</text:p>
        </text:list-item>
      </text:list>
      <text:p text:style-name="P2"/>
      <text:list xml:id="list1263663499" text:continue-numbering="true" text:style-name="L19">
        <text:list-item>
          <text:p text:style-name="P62"><text:span text:style-name="T2">sConfirmCtrl: </text:span><text:span text:style-name="T3">Verifica que se haya creado un proceso pCtrl, enviando esta señal a este último como notificación.</text:span></text:p>
        </text:list-item>
      </text:list>
      <text:p text:style-name="P6"/>
      <text:list xml:id="list1648612027" text:continue-numbering="true" text:style-name="L19">
        <text:list-item>
          <text:p text:style-name="P26">Proveniente del proceso pCtrl al proceso pCtrlManager</text:p>
        </text:list-item>
      </text:list>
      <text:p text:style-name="P2"/>
      <text:list xml:id="list1122506091" text:continue-numbering="true" text:style-name="L19">
        <text:list-item>
          <text:p text:style-name="P66"><text:span text:style-name="T1">sIamCtrl(InfoCtrl): </text:span><text:span text:style-name="T3">El proceso pCtrl confirma su existencia enviando esta señal que tiene como parámetro su información de tipo de dato </text:span><text:span text:style-name="T1">InfoCtrl</text:span><text:span text:style-name="T3">.</text:span></text:p>
          <text:p text:style-name="P105"><text:span text:style-name="T3">Proceso </text:span><text:span text:style-name="T1">pCtrl</text:span></text:p>
        </text:list-item>
      </text:list>
      <text:p text:style-name="P10"/>
      <text:p text:style-name="P12"><text:span text:style-name="T3">Canal </text:span><text:span text:style-name="T1">cMain_CtrlZone</text:span></text:p>
      <text:p text:style-name="P8"/>
      <text:list xml:id="list654994701" text:style-name="L20">
        <text:list-item>
          <text:p text:style-name="P27">Proveniente del proceso pMainSystemManager al proceso pCtrl</text:p>
        </text:list-item>
      </text:list>
      <text:p text:style-name="P2"/>
      <text:list xml:id="list1964457869" text:continue-numbering="true" text:style-name="L20">
        <text:list-item>
          <text:p text:style-name="P67"><text:span text:style-name="T1">sCreateZone_(i_spots,i_spots): </text:span><text:span text:style-name="T3">Solicita crear una zona en el proceso pCtrl. </text:span></text:p>
        </text:list-item>
        <text:list-item>
          <text:p text:style-name="P67"><text:span text:style-name="T1">sReqInfoCtrl: </text:span><text:span text:style-name="T3">Solicita la información del proceso pCtrl que consiste a su vez la información de cada una de las zonas asociadas a dicho proceso.</text:span></text:p>
        </text:list-item>
        <text:list-item>
          <text:p text:style-name="P67"><text:span text:style-name="T1">sInitFreeSpotZone(zone,i_spots): </text:span><text:span text:style-name="T3">Solicita asignar un nuevo valor de plazas libres para una zona contenida <text:s/>en un proceso pCtrl.</text:span></text:p>
        </text:list-item>
        <text:list-item>
          <text:p text:style-name="P67"><text:span text:style-name="T1">sInitTotalSpotZone(zone,i_spots): </text:span><text:span text:style-name="T3">Solicita asignar un nuevo valor de plazas totales para una zona.</text:span></text:p>
        </text:list-item>
        <text:list-item>
          <text:p text:style-name="P67"><text:span text:style-name="T1">sInitialConnection: </text:span><text:span text:style-name="T3">Solicita al proceso pCtrl enlazar sus respectivos procesos: pZone, pZoneManager.</text:span></text:p>
        </text:list-item>
      </text:list>
      <text:p text:style-name="P5"/>
      <text:p text:style-name="P5"/>
      <text:list xml:id="list933052595" text:continue-numbering="true" text:style-name="L20">
        <text:list-item>
          <text:p text:style-name="P27">Proveniente del proceso pCtrl al proceso pMainSystemManager</text:p>
          <text:p text:style-name="P27"/>
        </text:list-item>
        <text:list-item>
          <text:p text:style-name="P67"><text:span text:style-name="T1">sInfoTotalCtrl(InfoCtrl): </text:span><text:span text:style-name="T3">Envia la información de todas las zonas de parqueo al proceso pMainSystemManager.</text:span><text:span text:style-name="T1"> </text:span></text:p>
        </text:list-item>
        <text:list-item>
          <text:p text:style-name="P67"><text:span text:style-name="T1">sOkCreateZone(InfoCtrl): </text:span><text:span text:style-name="T3">Notifica al proceso pMainSystemManager que se ha creado exitosamente una zona de parqueo enviando como parámetro la información total del controlador de zonas, </text:span><text:span text:style-name="T1">pCtrl</text:span><text:span text:style-name="T3">.</text:span></text:p>
        </text:list-item>
        <text:list-item>
          <text:p text:style-name="P67"><text:span text:style-name="T1">sExcLimitZones: </text:span><text:span text:style-name="T3">Notifica al proceso pMainSystemManager que no es posible anexar otra zona al proceso pCtrl, dado que execede su capacidad máxima.</text:span></text:p>
        </text:list-item>
        <text:list-item>
          <text:p text:style-name="P67"><text:span text:style-name="T1">sOkSetUp: </text:span><text:span text:style-name="T3">Notifica al proceso pMainSystemManager que la inicialización del valor de plazas totales y libres ha sido exitosa.</text:span></text:p>
        </text:list-item>
        <text:list-item>
          <text:p text:style-name="P67"><text:span text:style-name="T1">sOkCreationCtrl_i(InfoCtrl): </text:span><text:span text:style-name="T3">Notifica al proceso pMainSystemManager que el proceso pCtrl ya tiene asociado sus respectivos procesos pZoneManager y pZone. </text:span></text:p>
        </text:list-item>
        <text:list-item>
          <text:p text:style-name="P67"><text:span text:style-name="T1">sCannotGetInfoZones(InfoCtrl): </text:span><text:span text:style-name="T3">Notifica al proceso pMainSystemManager que no </text:span><text:soft-page-break/><text:span text:style-name="T3">fue posible obtener la información de todas las zonas asociadas a dicho proceso </text:span><text:span text:style-name="T1">pCtrl.</text:span></text:p>
          <text:p text:style-name="P111"/>
        </text:list-item>
      </text:list>
      <text:p text:style-name="P6"/>
      <text:p text:style-name="P12"><text:span text:style-name="T3">Proceso </text:span><text:span text:style-name="T1">pMainSystemManager</text:span></text:p>
      <text:p text:style-name="P8"/>
      <text:p text:style-name="P13"><text:span text:style-name="T1">Canal </text:span><text:span text:style-name="T2">cEnv_Main</text:span></text:p>
      <text:p text:style-name="P8"/>
      <text:list xml:id="list1956317449" text:style-name="L21">
        <text:list-item>
          <text:p text:style-name="P110">Proveniente del ambiente al proceso pMainSystemManager</text:p>
        </text:list-item>
      </text:list>
      <text:p text:style-name="P15"/>
      <text:list xml:id="list1435688631" text:continue-numbering="true" text:style-name="L21">
        <text:list-item>
          <text:p text:style-name="P79"><text:span text:style-name="T2">sCreateCtrlZone: </text:span><text:span text:style-name="T1">Solicita al sistema crear un controlador de zonas que se representa a través del proceso </text:span><text:span text:style-name="T2">pCtrl.</text:span></text:p>
        </text:list-item>
        <text:list-item>
          <text:p text:style-name="P79"><text:span text:style-name="T2">sReqInfoCtrlZone: </text:span><text:span text:style-name="T1">Solicita al sistema por la información de sus controladores de zona.</text:span></text:p>
        </text:list-item>
        <text:list-item>
          <text:p text:style-name="P79"><text:span text:style-name="T2">sAddZone(numCtrl,totalSpots,freeSpots): </text:span><text:span text:style-name="T1">Solicita al sistema agregar una zona de parqueo a un controlador de zona específico.</text:span></text:p>
        </text:list-item>
        <text:list-item>
          <text:p text:style-name="P79"><text:span text:style-name="T2">sSetUpFreeSpot(numCtrl,totalSpots,freeSpots): </text:span><text:span text:style-name="T1">Asigna un nuevo valor de plazas libres a un controlador y zona específicos.</text:span></text:p>
        </text:list-item>
        <text:list-item>
          <text:p text:style-name="P79"><text:span text:style-name="T2">sSetUpTotalSpot(numCtrl,totalSpots,totalSpots): </text:span><text:span text:style-name="T1">Asigna un nuevo valor de plazas totales a un controlador y zona específicos.</text:span></text:p>
        </text:list-item>
      </text:list>
      <text:p text:style-name="P10"/>
      <text:list xml:id="list1054309381" text:continue-numbering="true" text:style-name="L21">
        <text:list-item>
          <text:p text:style-name="P28">Proveniente del proceso pMainSystemManager al ambiente</text:p>
        </text:list-item>
      </text:list>
      <text:p text:style-name="P2"/>
      <text:list xml:id="list632583791" text:continue-numbering="true" text:style-name="L21">
        <text:list-item>
          <text:p text:style-name="P68"><text:span text:style-name="T1">sExcLimitCtrl: </text:span><text:span text:style-name="T3">Informa el sistema al usuario que no es posible crear mas procesos pCtrl, dado que se excede el número máximo de estos.</text:span></text:p>
        </text:list-item>
        <text:list-item>
          <text:p text:style-name="P68"><text:span text:style-name="T1">sImpossibleGetInfoCtrls: </text:span><text:span text:style-name="T3">Informa que no fue posible obtener toda la información de los procesos pCtrl del sistema.</text:span></text:p>
        </text:list-item>
        <text:list-item>
          <text:p text:style-name="P68"><text:span text:style-name="T1">sOkCreateCtrl: </text:span><text:span text:style-name="T3">Informa al usuario que se ha creado éxitosamente un controlador de zona.</text:span></text:p>
        </text:list-item>
        <text:list-item>
          <text:p text:style-name="P68"><text:span text:style-name="T4">sExcLimitZone:</text:span><text:span text:style-name="T1"> </text:span><text:span text:style-name="T3">Informa al usuario que el sistema no pudo crear una zona de parqueos en un proceso pCtrl específico, porque éste tiene la cantidad máxima de pZone.</text:span></text:p>
        </text:list-item>
        <text:list-item>
          <text:p text:style-name="P68"><text:span text:style-name="T1">sOkCreationZone: </text:span><text:span text:style-name="T3">Informa al usuario que el sistema ha creado un proceso pZone a un pCtrl específico.</text:span></text:p>
        </text:list-item>
        <text:list-item>
          <text:p text:style-name="P68"><text:span text:style-name="T4">sOkSetUp:</text:span><text:span text:style-name="T3"> Informa al usuario que se ha asignado el valor de plazas totales o libres a una zona de un controlador específico.</text:span></text:p>
        </text:list-item>
        <text:list-item>
          <text:p text:style-name="P68"><text:span text:style-name="T1">sInfoSystem(InfoMainSystem): </text:span><text:span text:style-name="T3">Envía la información de todo el sistema.</text:span></text:p>
        </text:list-item>
      </text:list>
      <text:p text:style-name="P8"/>
      <text:p text:style-name="P13"><text:span text:style-name="T1">Canal </text:span><text:span text:style-name="T2">cpTesting_Main</text:span></text:p>
      <text:p text:style-name="P8"/>
      <text:list xml:id="list1156307034" text:style-name="L22">
        <text:list-item>
          <text:p text:style-name="P29">Proveniente del proceso pTesting al proceso pMainSystemManager</text:p>
        </text:list-item>
      </text:list>
      <text:p text:style-name="P2"/>
      <text:list xml:id="list427915627" text:continue-numbering="true" text:style-name="L22">
        <text:list-item>
          <text:p text:style-name="P80"><text:span text:style-name="T2">sEntryCar: </text:span><text:span text:style-name="T1">Especifíca el proceso pCtrl y pZone en el cual ingresó un vehículo.</text:span></text:p>
        </text:list-item>
        <text:list-item>
          <text:p text:style-name="P80"><text:span text:style-name="T2">sOutCar: </text:span><text:span text:style-name="T1">Especifíca el proceso pCtrl y pZone en el cual salió un vehículo.</text:span></text:p>
        </text:list-item>
      </text:list>
      <text:p text:style-name="P10"/>
      <text:p text:style-name="P10"/>
      <text:p text:style-name="P10"/>
      <text:p text:style-name="P10"/>
      <text:p text:style-name="P13"><text:soft-page-break/><text:span text:style-name="T1">Proceso </text:span><text:span text:style-name="T2">pTesting</text:span></text:p>
      <text:p text:style-name="P8"/>
      <text:p text:style-name="P13"><text:span text:style-name="T1">Canal </text:span><text:span text:style-name="T2">cEnv_pTesting</text:span></text:p>
      <text:p text:style-name="P8"/>
      <text:list xml:id="list1594974330" text:style-name="L23">
        <text:list-item>
          <text:p text:style-name="P30">Proveniente del ambiente al proceso pTesting</text:p>
        </text:list-item>
      </text:list>
      <text:p text:style-name="P2"/>
      <text:list xml:id="list1999829857" text:continue-numbering="true" text:style-name="L23">
        <text:list-item>
          <text:p text:style-name="P81"><text:span text:style-name="T2">sEntryCar: </text:span><text:span text:style-name="T1">Especifíca el proceso pCtrl y pZone en el cual ingresó un vehículo.</text:span></text:p>
        </text:list-item>
        <text:list-item>
          <text:p text:style-name="P81"><text:span text:style-name="T2">sOutCar: </text:span><text:span text:style-name="T1">Especifíca el proceso pCtrl y pZone en el cual salió un vehículo.</text:span></text:p>
        </text:list-item>
      </text:list>
      <text:p text:style-name="P78"><text:span text:style-name="T1"/></text:p>
      <text:p text:style-name="P13"><text:span text:style-name="T1"/></text:p>
      <text:p text:style-name="P13"><text:span text:style-name="T1">Proceso </text:span><text:span text:style-name="T2">pEntryWay</text:span></text:p>
      <text:p text:style-name="P13"><text:span text:style-name="T2"/></text:p>
      <text:p text:style-name="P13"><text:span text:style-name="T1">Canal </text:span><text:span text:style-name="T2">cEnv_EntryWay</text:span></text:p>
      <text:p text:style-name="P13"><text:span text:style-name="T2"/></text:p>
      <text:list xml:id="list1154157474" text:style-name="L24">
        <text:list-item>
          <text:p text:style-name="P42"><text:span text:style-name="T2">Proveniente del ambiente al proceso pEntryWay</text:span></text:p>
        </text:list-item>
      </text:list>
      <text:p text:style-name="P41"><text:span text:style-name="T2"/></text:p>
      <text:list xml:id="list1707110678" text:continue-numbering="true" text:style-name="L24">
        <text:list-item>
          <text:p text:style-name="P82"><text:span text:style-name="T2">sLoopInductive_Entrance: </text:span><text:span text:style-name="T1">Señal de un sensor inductivo que indica que un vehiculo está por entrar al sistema de parqueaderos.</text:span></text:p>
        </text:list-item>
        <text:list-item>
          <text:p text:style-name="P82"><text:span text:style-name="T2">sLoopInductive_Exit: </text:span><text:span text:style-name="T1">Señal de un sensor inductivo que indica que un vehículo está por salir del sistema de parqueaderos.</text:span></text:p>
        </text:list-item>
        <text:list-item>
          <text:p text:style-name="P82"><text:span text:style-name="T2">sCarPassedBarrier: </text:span><text:span text:style-name="T1">Señal que indica que un carro pasó totalmente por la portería, y que es seguro bajar la talanquera.</text:span></text:p>
        </text:list-item>
      </text:list>
      <text:p text:style-name="P78"><text:span text:style-name="T1"/></text:p>
      <text:list xml:id="list1530926361" text:continue-numbering="true" text:style-name="L24">
        <text:list-item>
          <text:p text:style-name="P32"><text:span text:style-name="T1">Proveniente del proceso pEntryWay al ambiente</text:span></text:p>
        </text:list-item>
      </text:list>
      <text:p text:style-name="P31"><text:span text:style-name="T1"/></text:p>
      <text:list xml:id="list2102835658" text:continue-numbering="true" text:style-name="L24">
        <text:list-item>
          <text:p text:style-name="P69"><text:span text:style-name="T1">sUpBarrier: </text:span><text:span text:style-name="T3">Señal para subir la talanquera de la portería y dar paso del vehículo al sistema de parqueaderos.</text:span></text:p>
        </text:list-item>
        <text:list-item>
          <text:p text:style-name="P69"><text:span text:style-name="T1">sDownBarrier: </text:span><text:span text:style-name="T3">Señal para bajar la talanquera de la portería para envitar el paso de vehículos al sistema de parqueaderos.</text:span></text:p>
        </text:list-item>
      </text:list>
      <text:p text:style-name="P65"><text:span text:style-name="T3"/></text:p>
      <text:p text:style-name="P12"><text:span text:style-name="T3">Canal </text:span><text:span text:style-name="T1">cEntryWay_Main</text:span></text:p>
      <text:p text:style-name="P12"><text:span text:style-name="T1"/></text:p>
      <text:list xml:id="list1187487604" text:style-name="L25">
        <text:list-item>
          <text:p text:style-name="P33"><text:span text:style-name="T1">Proveniente del proceso pMainSystemManager al proceso pEntryWay</text:span></text:p>
        </text:list-item>
      </text:list>
      <text:p text:style-name="P31"><text:span text:style-name="T1"/></text:p>
      <text:list xml:id="list1960355678" text:continue-numbering="true" text:style-name="L25">
        <text:list-item>
          <text:p text:style-name="P70"><text:span text:style-name="T1">sOkInitEntryWay: </text:span><text:span text:style-name="T3">Señal enviada solo una vez al proceso pEntryWay, con el objetivo de asignarle un lector de carné y cámara a la primera protería del sistema.</text:span></text:p>
          <text:p text:style-name="P70"><text:span text:style-name="T3"/></text:p>
        </text:list-item>
        <text:list-item>
          <text:p text:style-name="P33"><text:span text:style-name="T1">Proveniente del proceso pEntryWay al proceso pMainSystemManager</text:span></text:p>
        </text:list-item>
      </text:list>
      <text:p text:style-name="P31"><text:span text:style-name="T1"/></text:p>
      <text:list xml:id="list1415797940" text:continue-numbering="true" text:style-name="L25">
        <text:list-item>
          <text:p text:style-name="P70"><text:span text:style-name="T1">sEnteredCarSystem:</text:span><text:span text:style-name="T3"> Indica al sistema que ha ingresado un vehículo al sistema de parqueaderos.</text:span></text:p>
        </text:list-item>
        <text:list-item>
          <text:p text:style-name="P70"><text:span text:style-name="T1">sOutCarSystem: </text:span><text:span text:style-name="T3">Indica al sistema que ha salido un vehículo al sistema de parqueaderos.</text:span></text:p>
        </text:list-item>
        <text:list-item>
          <text:p text:style-name="P70"><text:span text:style-name="T1">sOkEntryWay1: </text:span><text:span text:style-name="T3">Se da por una sola vez en la fase de inicialización, sirve para decir que el primer proceso pEntryWay ya le fue asignado sus procesos pCamera y pCardReader.</text:span></text:p>
        </text:list-item>
      </text:list>
      <text:p text:style-name="P12"><text:soft-page-break/><text:span text:style-name="T3"/></text:p>
      <text:p text:style-name="P12"><text:span text:style-name="T3"/></text:p>
      <text:p text:style-name="P12"><text:span text:style-name="T3"/></text:p>
      <text:p text:style-name="P12"><text:span text:style-name="T3">Canal </text:span><text:span text:style-name="T1">cCreatorCRNC</text:span></text:p>
      <text:p text:style-name="P12"><text:span text:style-name="T1"/></text:p>
      <text:list xml:id="list367208104" text:style-name="L26">
        <text:list-item>
          <text:p text:style-name="P34"><text:span text:style-name="T1">Proveniente del proceso pCreatorCardReaderNCamera al proceso pEntryWay</text:span></text:p>
        </text:list-item>
      </text:list>
      <text:p text:style-name="P31"><text:span text:style-name="T1"/></text:p>
      <text:list xml:id="list670096411" text:continue-numbering="true" text:style-name="L26">
        <text:list-item>
          <text:p text:style-name="P71"><text:span text:style-name="T1">sAssigned(pidCR,pidC): </text:span><text:span text:style-name="T3">Notifica al proceso pEntryWay que procesos pCardReader y pCamera le corresponden.</text:span></text:p>
        </text:list-item>
      </text:list>
      <text:p text:style-name="P12"><text:span text:style-name="T3"/></text:p>
      <text:list xml:id="list326705044" text:continue-numbering="true" text:style-name="L26">
        <text:list-item>
          <text:p text:style-name="P34"><text:span text:style-name="T1">Proveniente del proceso pEntryWay al proceso</text:span><text:span text:style-name="T3"> <text:s/></text:span><text:span text:style-name="T1">pCreatorCardReaderNCamera</text:span></text:p>
        </text:list-item>
      </text:list>
      <text:p text:style-name="P31"><text:span text:style-name="T1"/></text:p>
      <text:list xml:id="list328868964" text:continue-numbering="true" text:style-name="L26">
        <text:list-item>
          <text:p text:style-name="P71"><text:span text:style-name="T1">sAssignCardReaderNCam: </text:span><text:span text:style-name="T3">Solicita que se le sea asignado un proceso pCardReader y un proceso pCamera al proceso pEntryWay.</text:span></text:p>
        </text:list-item>
      </text:list>
      <text:p text:style-name="P65"><text:span text:style-name="T3"/></text:p>
      <text:p text:style-name="P12"><text:span text:style-name="T3">Canal </text:span><text:span text:style-name="T1">cInternalEntryWay</text:span></text:p>
      <text:p text:style-name="P12"><text:span text:style-name="T1"/></text:p>
      <text:list xml:id="list363417185" text:style-name="L27">
        <text:list-item>
          <text:p text:style-name="P35"><text:span text:style-name="T1">Proveniente del proceso pEntryWay al proceso pCreatorEntryWay</text:span></text:p>
        </text:list-item>
      </text:list>
      <text:p text:style-name="P31"><text:span text:style-name="T1"/></text:p>
      <text:list xml:id="list1384452964" text:continue-numbering="true" text:style-name="L27">
        <text:list-item>
          <text:p text:style-name="P72"><text:span text:style-name="T1">sOkCreateEntryWay: </text:span><text:span text:style-name="T3">Notifica al proceso pCreatorEntryWay que se ha creado correctamente el proceso pEntryWay.</text:span></text:p>
        </text:list-item>
      </text:list>
      <text:p text:style-name="P12"><text:span text:style-name="T3"/></text:p>
      <text:list xml:id="list390570363" text:continue-numbering="true" text:style-name="L27">
        <text:list-item>
          <text:p text:style-name="P35"><text:span text:style-name="T1">Proveniente del proceso pCreatorEntryWay al proceso pEntryWay</text:span></text:p>
        </text:list-item>
      </text:list>
      <text:p text:style-name="P31"><text:span text:style-name="T1"/></text:p>
      <text:list xml:id="list860683008" text:continue-numbering="true" text:style-name="L27">
        <text:list-item>
          <text:p text:style-name="P72"><text:span text:style-name="T1">sOkInitEntryWay: </text:span><text:span text:style-name="T3">Solicita al proceso pEntryWay que se asocie con sus respectivos procesos pCardReader y pCamera.</text:span></text:p>
        </text:list-item>
      </text:list>
      <text:p text:style-name="P65"><text:span text:style-name="T3"/></text:p>
      <text:p text:style-name="P12"><text:span text:style-name="T3">Proceso </text:span><text:span text:style-name="T1">pCreatorEntryWay</text:span></text:p>
      <text:p text:style-name="P12"><text:span text:style-name="T1"/></text:p>
      <text:p text:style-name="P13"><text:span text:style-name="T1">Canal </text:span><text:span text:style-name="T2">cCreatorEntryWay_Main</text:span></text:p>
      <text:p text:style-name="P13"><text:span text:style-name="T2"/></text:p>
      <text:list xml:id="list612402998" text:style-name="L30">
        <text:list-item>
          <text:p text:style-name="P43"><text:span text:style-name="T2">Proveniente del proceso pMainSystemManager al proceso pCreatorEntryWay</text:span></text:p>
        </text:list-item>
      </text:list>
      <text:p text:style-name="P41"><text:span text:style-name="T2"/></text:p>
      <text:list xml:id="list1882220134" text:continue-numbering="true" text:style-name="L30">
        <text:list-item>
          <text:p text:style-name="P83"><text:span text:style-name="T2">sCreateEntryWay: </text:span><text:span text:style-name="T1">Solicita crear un proceso pEntryWay.</text:span></text:p>
        </text:list-item>
      </text:list>
      <text:p text:style-name="P13"><text:span text:style-name="T1"/></text:p>
      <text:list xml:id="list69338550" text:continue-numbering="true" text:style-name="L30">
        <text:list-item>
          <text:p text:style-name="P36"><text:span text:style-name="T1">Proveniente del proceso pCreatorEntryWay al proceso pMainSystemManager</text:span></text:p>
        </text:list-item>
      </text:list>
      <text:p text:style-name="P31"><text:span text:style-name="T1"/></text:p>
      <text:list xml:id="list1499177355" text:continue-numbering="true" text:style-name="L30">
        <text:list-item>
          <text:p text:style-name="P73"><text:span text:style-name="T1">sOkCreateEntryWay: </text:span><text:span text:style-name="T3">Notifica al proceso pMainSystemManager que se ha creado exitosamente el proceso pEntryWay.</text:span></text:p>
        </text:list-item>
        <text:list-item>
          <text:p text:style-name="P73"><text:span text:style-name="T1">sExcEntryWay: </text:span><text:span text:style-name="T3">Notifica al proceso pMainSystemManager que no es posible crear mas procesos pEntryWay ya que excede su capacidad.</text:span></text:p>
        </text:list-item>
      </text:list>
      <text:p text:style-name="P65"><text:span text:style-name="T3"/></text:p>
      <text:p text:style-name="P65"><text:span text:style-name="T3"/></text:p>
      <text:p text:style-name="P65"><text:span text:style-name="T3"/></text:p>
      <text:p text:style-name="P65"><text:span text:style-name="T3"/></text:p>
      <text:p text:style-name="P65"><text:span text:style-name="T3"/></text:p>
      <text:p text:style-name="P65"><text:soft-page-break/><text:span text:style-name="T3"/></text:p>
      <text:p text:style-name="P65"><text:span text:style-name="T3"/></text:p>
      <text:p text:style-name="P65"><text:span text:style-name="T3"/></text:p>
      <text:p text:style-name="P12"><text:span text:style-name="T3">Proceso </text:span><text:span text:style-name="T1">pDataBase</text:span></text:p>
      <text:p text:style-name="P12"><text:span text:style-name="T1"/></text:p>
      <text:p text:style-name="P13"><text:span text:style-name="T1">Canal </text:span><text:span text:style-name="T2">cEntryWay_DB</text:span></text:p>
      <text:p text:style-name="P13"><text:span text:style-name="T2"/></text:p>
      <text:list xml:id="list937133356" text:style-name="L31">
        <text:list-item>
          <text:p text:style-name="P44"><text:span text:style-name="T2">Proveniente del proceso pEntryWay al proceso pDataBase</text:span></text:p>
        </text:list-item>
      </text:list>
      <text:p text:style-name="P41"><text:span text:style-name="T2"/></text:p>
      <text:list xml:id="list1453905778" text:continue-numbering="true" text:style-name="L31">
        <text:list-item>
          <text:p text:style-name="P63"><text:span text:style-name="T2">sConfirmEntranceUser(DataUser): </text:span><text:span text:style-name="T3">Solicita que se verifique si el usuario que desea ingresar al sistema de parqueos esta registrado en el sistema.</text:span></text:p>
        </text:list-item>
        <text:list-item>
          <text:p text:style-name="P63"><text:span text:style-name="T2">sConfirmOutUser(DataUser): </text:span><text:span text:style-name="T3">Solicita que se verifique si el usuario que desea salir del sistema de parqueos esta registrado en el sistema.</text:span></text:p>
        </text:list-item>
      </text:list>
      <text:p text:style-name="P11"><text:span text:style-name="T3"/></text:p>
      <text:list xml:id="list784079654" text:continue-numbering="true" text:style-name="L31">
        <text:list-item>
          <text:p text:style-name="P37"><text:span text:style-name="T1">Proveniente del proceso pDataBase al proceso pEntryWay</text:span></text:p>
        </text:list-item>
      </text:list>
      <text:p text:style-name="P31"><text:span text:style-name="T1"/></text:p>
      <text:list xml:id="list1535976789" text:continue-numbering="true" text:style-name="L31">
        <text:list-item>
          <text:p text:style-name="P74"><text:span text:style-name="T1">sOkUser: </text:span><text:span text:style-name="T3">Notifica al proceso pEntryWay que el usuario esta autorizado para entrar y salir del sistema de parqueaderos.</text:span></text:p>
        </text:list-item>
        <text:list-item>
          <text:p text:style-name="P74"><text:span text:style-name="T1">sNoRegis_User: </text:span><text:span text:style-name="T3">Notifca al proceso pEntryWay que el usuario no está autorizado para entrar ni salir del sistema de parqueaderos.</text:span></text:p>
        </text:list-item>
      </text:list>
      <text:p text:style-name="P65"><text:span text:style-name="T3"/></text:p>
      <text:p text:style-name="P12"><text:span text:style-name="T3">Proceso </text:span><text:span text:style-name="T1">pCamera</text:span></text:p>
      <text:p text:style-name="P12"><text:span text:style-name="T1"/></text:p>
      <text:p text:style-name="P13"><text:span text:style-name="T1">Canal </text:span><text:span text:style-name="T2">cCreator_Camera</text:span></text:p>
      <text:p text:style-name="P13"><text:span text:style-name="T2"/></text:p>
      <text:list xml:id="list1740849469" text:style-name="L32">
        <text:list-item>
          <text:p text:style-name="P45"><text:span text:style-name="T2">Proveniente del proceso pCamera al proceso pCreatorCardReaderNCamera</text:span></text:p>
        </text:list-item>
      </text:list>
      <text:p text:style-name="P41"><text:span text:style-name="T2"/></text:p>
      <text:list xml:id="list1467751781" text:continue-numbering="true" text:style-name="L32">
        <text:list-item>
          <text:p text:style-name="P84"><text:span text:style-name="T2">sIamCamera(pidC): </text:span><text:span text:style-name="T1">El proceso pCamera notifica su existencia enviando su pid como parámetro de la señal.</text:span></text:p>
        </text:list-item>
      </text:list>
      <text:p text:style-name="P78"><text:span text:style-name="T1"/></text:p>
      <text:p text:style-name="P13"><text:span text:style-name="T1">Canal </text:span><text:span text:style-name="T2">cEntryWay_Cam</text:span></text:p>
      <text:p text:style-name="P13"><text:span text:style-name="T2"/></text:p>
      <text:list xml:id="list1006116169" text:style-name="L33">
        <text:list-item>
          <text:p text:style-name="P46"><text:span text:style-name="T2">Proveniente del proceso pEntryWay al proceso pCamera</text:span></text:p>
          <text:p text:style-name="P46"><text:span text:style-name="T2"/></text:p>
        </text:list-item>
        <text:list-item>
          <text:p text:style-name="P85"><text:span text:style-name="T2">sRequestPlate: </text:span><text:span text:style-name="T1">Solicita la placa del vehículo que esta por ingresar o salir del sistema de parqueaderos.</text:span></text:p>
          <text:p text:style-name="P107"><text:span text:style-name="T2"/></text:p>
        </text:list-item>
        <text:list-item>
          <text:p text:style-name="P20"><text:span text:style-name="T2">Proveniente del proceso pCamera al proceso pEntryWay</text:span></text:p>
        </text:list-item>
      </text:list>
      <text:p text:style-name="P4"><text:span text:style-name="T2"/></text:p>
      <text:list xml:id="list1125683778" text:continue-numbering="true" text:style-name="L33">
        <text:list-item>
          <text:p text:style-name="P64"><text:span text:style-name="T2">sPlate(charstring): </text:span><text:span text:style-name="T3">Retorna la placa del vehículo que esta por entrar o salir del sistema de parqueaderos como una cadena de caracteres.</text:span></text:p>
          <text:p text:style-name="P20"><text:span text:style-name="T2"><text:s/></text:span></text:p>
        </text:list-item>
      </text:list>
      <text:p text:style-name="P41"><text:span text:style-name="T1">Canal </text:span><text:span text:style-name="T2">cEnv_Camera</text:span></text:p>
      <text:p text:style-name="P41"><text:span text:style-name="T2"/></text:p>
      <text:list xml:id="list985770037" text:style-name="L34">
        <text:list-item>
          <text:p text:style-name="P38"><text:span text:style-name="T1">Proveniente del ambiente al proceso pCamera</text:span></text:p>
        </text:list-item>
      </text:list>
      <text:p text:style-name="P31"><text:span text:style-name="T1"/></text:p>
      <text:list xml:id="list2154724293" text:continue-numbering="true" text:style-name="L34">
        <text:list-item>
          <text:p text:style-name="P75"><text:soft-page-break/><text:span text:style-name="T1">sLoopInductive_Entrance: </text:span><text:span text:style-name="T3">Indica que un vehículo esta por ingresar al sistema de parqueaderos,entonces el proceso pCamera debe de capturar la placa del carro y generar su respectivo valor en una cadena de caracteres.</text:span></text:p>
        </text:list-item>
        <text:list-item>
          <text:p text:style-name="P75"><text:span text:style-name="T1">sLoopInductive_Exit: </text:span><text:span text:style-name="T3">Indica que un vehículo esta por salir del sistema de parqueaderos,entonces el proceso pCamera debe de capturar la placa del carro y generar su respectivo valor en una cadena de caracteres.</text:span></text:p>
        </text:list-item>
      </text:list>
      <text:p text:style-name="P65"><text:span text:style-name="T3"/></text:p>
      <text:p text:style-name="P12"><text:span text:style-name="T3">Proceso </text:span><text:span text:style-name="T1">pCardReader</text:span></text:p>
      <text:p text:style-name="P12"><text:span text:style-name="T1"/></text:p>
      <text:p text:style-name="P13"><text:span text:style-name="T1">Canal </text:span><text:span text:style-name="T2">cEntryWay_CR</text:span></text:p>
      <text:p text:style-name="P13"><text:span text:style-name="T2"/></text:p>
      <text:list xml:id="list138553878" text:style-name="L35">
        <text:list-item>
          <text:p text:style-name="P47"><text:span text:style-name="T2">Proveniente del proceso pEntryWay al proceso pCardReader</text:span></text:p>
        </text:list-item>
      </text:list>
      <text:p text:style-name="P41"><text:span text:style-name="T2"/></text:p>
      <text:list xml:id="list1878718115" text:continue-numbering="true" text:style-name="L35">
        <text:list-item>
          <text:p text:style-name="P86"><text:span text:style-name="T2">sEnableCardReader: </text:span><text:span text:style-name="T1">Habilita el proceso pCardReader para el ID contenido en el carné del usuario.</text:span></text:p>
        </text:list-item>
      </text:list>
      <text:p text:style-name="P78"><text:span text:style-name="T1"/></text:p>
      <text:list xml:id="list220640321" text:continue-numbering="true" text:style-name="L35">
        <text:list-item>
          <text:p text:style-name="P39"><text:span text:style-name="T1">Proveniente del proceso pCardReader al proceso pEntryWay</text:span></text:p>
        </text:list-item>
      </text:list>
      <text:p text:style-name="P31"><text:span text:style-name="T1"/></text:p>
      <text:list xml:id="list1634629364" text:continue-numbering="true" text:style-name="L35">
        <text:list-item>
          <text:p text:style-name="P76"><text:span text:style-name="T1">sDataUser(Integer): </text:span><text:span text:style-name="T3">Retorna el valor del ID del usuario que está por ingresar o salir de la zona de parqueaderos.</text:span></text:p>
        </text:list-item>
      </text:list>
      <text:p text:style-name="P65"><text:span text:style-name="T3"/></text:p>
      <text:p text:style-name="P12"><text:span text:style-name="T3">Canal </text:span><text:span text:style-name="T1">pCreator_CardReader</text:span></text:p>
      <text:p text:style-name="P12"><text:span text:style-name="T1"/></text:p>
      <text:list xml:id="list399942010" text:style-name="L36">
        <text:list-item>
          <text:p text:style-name="P40"><text:span text:style-name="T1">Proveniente del proceso pCardReader al proceso pCreatorCardReaderNCamera</text:span></text:p>
        </text:list-item>
      </text:list>
      <text:p text:style-name="P31"><text:span text:style-name="T1"/></text:p>
      <text:list xml:id="list832517250" text:continue-numbering="true" text:style-name="L36">
        <text:list-item>
          <text:p text:style-name="P77"><text:span text:style-name="T1">sIamCardReader(pidC): </text:span><text:span text:style-name="T3">El proceso pCardReader notifica su existencia enviando dicha señal y su PID como parámetro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buntu </meta:initial-creator>
    <meta:creation-date>2014-07-30T17:59:51</meta:creation-date>
    <dc:date>2014-08-08T01:08:24</dc:date>
    <dc:creator>Ubuntu </dc:creator>
    <meta:editing-duration>P4DT18H11M47S</meta:editing-duration>
    <meta:editing-cycles>41</meta:editing-cycles>
    <meta:generator>LibreOffice/3.5$Linux_x86 LibreOffice_project/350m1$Build-2</meta:generator>
    <meta:document-statistic meta:table-count="1" meta:image-count="0" meta:object-count="0" meta:page-count="12" meta:paragraph-count="246" meta:word-count="2339" meta:character-count="16280" meta:non-whitespace-character-count="14239"/>
  </office:meta>
</office:document-meta>
</file>